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margin-left="-0.375in">
        <style:tab-stops/>
      </style:paragraph-properties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 fo:margin-left="-0.375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9" style:parent-style-name="Standard" style:family="paragraph">
      <style:text-properties style:font-name="Times New Roman" style:font-name-asian="Times New Roman" style:font-name-complex="Times New Roman" fo:font-weight="bold" style:font-weight-asian="bold"/>
    </style:style>
    <style:style style:name="P10" style:parent-style-name="Standard" style:family="paragraph">
      <style:paragraph-properties fo:text-align="center">
        <style:tab-stops>
          <style:tab-stop style:type="left" style:position="2.2604in"/>
        </style:tab-stops>
      </style:paragraph-properties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Standard" style:family="paragraph">
      <style:text-properties style:font-name="Times New Roman" style:font-name-asian="Times New Roman" style:font-name-complex="Times New Roman" fo:font-weight="bold" style:font-weight-asian="bold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FF00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FF00"/>
    </style:style>
    <style:style style:name="P16" style:parent-style-name="Standard" style:family="paragraph">
      <style:text-properties style:font-name="Times New Roman" style:font-name-asian="Times New Roman" style:font-name-complex="Times New Roman" fo:font-weight="bold" style:font-weight-asian="bold" fo:color="#00FF00"/>
    </style:style>
    <style:style style:name="P17" style:parent-style-name="Standard" style:family="paragraph">
      <style:text-properties style:font-name="Times New Roman" style:font-name-asian="Times New Roman" style:font-name-complex="Times New Roman" fo:font-weight="bold" style:font-weight-asian="bold" fo:color="#00FF00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2" style:parent-style-name="Standard" style:family="paragraph">
      <style:paragraph-properties fo:text-align="center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27" style:parent-style-name="Standard" style:family="paragraph">
      <style:paragraph-properties fo:text-align="center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P29" style:parent-style-name="Standard" style:family="paragraph"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0" style:parent-style-name="Standard" style:family="paragraph"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1" style:parent-style-name="Standard" style:family="paragraph"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2" style:parent-style-name="Standard" style:family="paragraph"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3" style:parent-style-name="Standard" style:family="paragraph"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4" style:parent-style-name="Standard" style:family="paragraph"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5" style:parent-style-name="Standard" style:family="paragraph">
      <style:paragraph-properties fo:text-align="center" fo:text-indent="0.5in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P37" style:parent-style-name="Standard" style:family="paragraph">
      <style:paragraph-properties fo:text-align="center" fo:text-indent="0.5in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39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40" style:parent-style-name="Standard" style:family="paragraph">
      <style:paragraph-properties fo:text-align="center" fo:text-indent="0.5in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42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43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44" style:parent-style-name="Standard" style:family="paragraph">
      <style:paragraph-properties fo:text-align="center" fo:text-indent="0.5in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P46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47" style:parent-style-name="Standard" style:family="paragraph">
      <style:paragraph-properties fo:text-align="center" fo:text-indent="0.5in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50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51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P52" style:parent-style-name="Standard" style:family="paragraph">
      <style:paragraph-properties fo:text-align="center" fo:text-indent="0.5in"/>
      <style:text-properties style:font-name="Times New Roman" style:font-name-asian="Times New Roman" style:font-name-complex="Times New Roman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style:font-name="Times New Roman" style:font-name-asian="Times New Roman" style:font-name-complex="Times New Roman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style:font-name="Times New Roman" style:font-name-asian="Times New Roman" style:font-name-complex="Times New Roman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61" style:parent-style-name="Standard" style:family="paragraph">
      <style:text-properties style:font-name="Times New Roman" style:font-name-asian="Times New Roman" style:font-name-complex="Times New Roman"/>
    </style:style>
    <style:style style:name="P62" style:parent-style-name="Standard" style:family="paragraph">
      <style:text-properties style:font-name="Times New Roman" style:font-name-asian="Times New Roman" style:font-name-complex="Times New Roman"/>
    </style:style>
    <style:style style:name="P63" style:parent-style-name="Standard" style:family="paragraph">
      <style:text-properties style:font-name="Times New Roman" style:font-name-asian="Times New Roman" style:font-name-complex="Times New Roman"/>
    </style:style>
    <style:style style:name="P64" style:parent-style-name="Standard" style:family="paragraph">
      <style:text-properties style:font-name="Times New Roman" style:font-name-asian="Times New Roman" style:font-name-complex="Times New Roman"/>
    </style:style>
    <style:style style:name="P65" style:parent-style-name="Standard" style:family="paragraph">
      <style:text-properties style:font-name="Times New Roman" style:font-name-asian="Times New Roman" style:font-name-complex="Times New Roman"/>
    </style:style>
    <style:style style:name="P66" style:parent-style-name="Standard" style:family="paragraph">
      <style:text-properties style:font-name="Times New Roman" style:font-name-asian="Times New Roman" style:font-name-complex="Times New Roman"/>
    </style:style>
    <style:style style:name="P67" style:parent-style-name="Standard" style:family="paragraph">
      <style:text-properties style:font-name="Times New Roman" style:font-name-asian="Times New Roman" style:font-name-complex="Times New Roman"/>
    </style:style>
    <style:style style:name="P68" style:parent-style-name="Standard" style:family="paragraph">
      <style:text-properties style:font-name="Times New Roman" style:font-name-asian="Times New Roman" style:font-name-complex="Times New Roman"/>
    </style:style>
    <style:style style:name="P69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/>
    </style:style>
    <style:style style:name="P70" style:parent-style-name="Standard" style:family="paragraph">
      <style:paragraph-properties fo:break-before="page" fo:text-align="center" fo:text-indent="0.4923in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72" style:parent-style-name="Standard" style:family="paragraph">
      <style:paragraph-properties fo:text-indent="0.4923in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76" style:parent-style-name="Standard" style:family="paragraph">
      <style:paragraph-properties fo:text-indent="0.4923in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89" style:parent-style-name="Standard" style:list-style-name="WWNum5" style:family="paragraph">
      <style:paragraph-properties fo:line-height="150%" fo:margin-left="0.7402in" fo:text-indent="-0.2479in">
        <style:tab-stops/>
      </style:paragraph-properties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98" style:parent-style-name="Standard" style:family="paragraph">
      <style:paragraph-properties fo:margin-left="0.2493in" fo:text-indent="0.4923in">
        <style:tab-stops/>
      </style:paragraph-properties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08" style:parent-style-name="Standard" style:family="paragraph">
      <style:paragraph-properties fo:margin-left="0.2493in" fo:text-indent="0.4923in">
        <style:tab-stops/>
      </style:paragraph-properties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18" style:parent-style-name="Standard" style:family="paragraph">
      <style:paragraph-properties fo:margin-left="0.2493in" fo:text-indent="0.4923in">
        <style:tab-stops/>
      </style:paragraph-properties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30" style:parent-style-name="Standard" style:list-style-name="WWNum5" style:family="paragraph">
      <style:paragraph-properties fo:line-height="150%" fo:margin-left="0.7402in" fo:text-indent="-0.2479in">
        <style:tab-stops/>
      </style:paragraph-properties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141" style:parent-style-name="Standard" style:family="paragraph">
      <style:paragraph-properties fo:margin-left="0.4916in" fo:text-indent="0.2486in">
        <style:tab-stops/>
      </style:paragraph-properties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47" style:parent-style-name="Standard" style:family="paragraph">
      <style:paragraph-properties fo:margin-left="0.2479in" fo:text-indent="0.4923in">
        <style:tab-stops/>
      </style:paragraph-properties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53" style:parent-style-name="Standard" style:family="paragraph">
      <style:paragraph-properties fo:margin-left="0.2479in" fo:text-indent="0.4923in">
        <style:tab-stops/>
      </style:paragraph-properties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56" style:parent-style-name="Standard" style:family="paragraph">
      <style:paragraph-properties fo:margin-left="0.2479in" fo:text-indent="0.4923in">
        <style:tab-stops/>
      </style:paragraph-properties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62" style:parent-style-name="Standard" style:family="paragraph">
      <style:paragraph-properties fo:margin-left="0.2479in" fo:text-indent="0.4923in">
        <style:tab-stops/>
      </style:paragraph-properties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65" style:parent-style-name="Standard" style:family="paragraph">
      <style:paragraph-properties fo:margin-left="0.2479in" fo:text-indent="0.4923in">
        <style:tab-stops/>
      </style:paragraph-properties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73" style:parent-style-name="Standard" style:family="paragraph">
      <style:paragraph-properties fo:margin-left="0.2479in" fo:text-indent="0.4923in">
        <style:tab-stops/>
      </style:paragraph-properties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80" style:parent-style-name="Standard" style:family="paragraph">
      <style:paragraph-properties fo:margin-left="0.2479in" fo:text-indent="0.4923in">
        <style:tab-stops/>
      </style:paragraph-properties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85" style:parent-style-name="Standard" style:family="paragraph">
      <style:paragraph-properties fo:margin-left="0.2479in" fo:text-indent="0.4923in">
        <style:tab-stops/>
      </style:paragraph-properties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95" style:parent-style-name="Standard" style:family="paragraph">
      <style:paragraph-properties fo:margin-left="0.2479in" fo:text-indent="0.4923in">
        <style:tab-stops/>
      </style:paragraph-properties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04" style:parent-style-name="Standard" style:family="paragraph">
      <style:paragraph-properties fo:text-indent="0.4923in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17" style:parent-style-name="Standard" style:family="paragraph">
      <style:paragraph-properties fo:text-indent="0.4916in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29" style:parent-style-name="Standard" style:family="paragraph">
      <style:paragraph-properties fo:text-align="center"/>
    </style:style>
    <style:style style:name="P230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31" style:parent-style-name="Standard" style:family="paragraph">
      <style:paragraph-properties fo:keep-with-next="always" fo:break-before="page" fo:text-align="center" fo:margin-left="0.0395in" fo:text-indent="0.4923in">
        <style:tab-stops/>
      </style:paragraph-properties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33" style:parent-style-name="Standard" style:family="paragraph">
      <style:paragraph-properties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234" style:parent-style-name="Standard" style:family="paragraph">
      <style:paragraph-properties fo:text-align="justify" fo:text-indent="0.4923in"/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36" style:parent-style-name="Основнойшрифтабзаца" style:family="text">
      <style:text-properties style:font-name="Times New Roman" style:font-name-complex="Times New Roman" fo:color="#000000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38" style:parent-style-name="Standard" style:family="paragraph">
      <style:paragraph-properties fo:text-align="justify" fo:text-indent="0.4923in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40" style:parent-style-name="Standard" style:family="paragraph">
      <style:paragraph-properties fo:break-before="page" fo:text-align="justify" fo:text-indent="0.4923in"/>
    </style:style>
    <style:style style:name="T24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2" style:parent-style-name="Обычный" style:family="paragraph">
      <style:text-properties style:font-name="Times New Roman" style:font-name-complex="Times New Roman" fo:font-size="14pt" style:font-size-asian="14pt" style:font-size-complex="14pt" fo:hyphenate="true"/>
    </style:style>
    <style:style style:name="P243" style:parent-style-name="Обычный" style:family="paragraph">
      <style:text-properties style:font-name="Times New Roman" style:font-name-complex="Times New Roman" fo:font-size="14pt" style:font-size-asian="14pt" style:font-size-complex="14pt" fo:hyphenate="true"/>
    </style:style>
    <style:style style:name="P244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45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46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47" style:parent-style-name="Обычный" style:family="paragraph">
      <style:text-properties style:font-name="Times New Roman" style:font-name-complex="Times New Roman" fo:font-size="14pt" style:font-size-asian="14pt" style:font-size-complex="14pt" fo:hyphenate="true"/>
    </style:style>
    <style:style style:name="P248" style:parent-style-name="Обычный" style:family="paragraph">
      <style:text-properties style:font-name="Times New Roman" style:font-name-complex="Times New Roman" fo:font-size="14pt" style:font-size-asian="14pt" style:font-size-complex="14pt" fo:hyphenate="true"/>
    </style:style>
    <style:style style:name="P249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50" style:parent-style-name="Standard" style:family="paragraph">
      <style:paragraph-properties fo:keep-with-next="always" fo:break-before="page" fo:text-align="center" fo:margin-left="0.0395in" fo:text-indent="0.4923in">
        <style:tab-stops/>
      </style:paragraph-properties>
    </style:style>
    <style:style style:name="T2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P252" style:parent-style-name="Standard" style:family="paragraph">
      <style:paragraph-properties fo:text-align="justify" fo:margin-left="0.0395in" fo:text-indent="0.4923in">
        <style:tab-stops/>
      </style:paragraph-properties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54" style:parent-style-name="Standard" style:family="paragraph">
      <style:paragraph-properties fo:margin-left="0.0395in" fo:text-indent="0.4923in">
        <style:tab-stops/>
      </style:paragraph-properties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56" style:parent-style-name="Standard" style:family="paragraph">
      <style:paragraph-properties fo:margin-left="0.0395in" fo:text-indent="0.4923in">
        <style:tab-stops/>
      </style:paragraph-properties>
      <style:text-properties style:font-name="Times New Roman" style:font-name-asian="Times New Roman" style:font-name-complex="Times New Roman"/>
    </style:style>
    <style:style style:name="P257" style:parent-style-name="Standard" style:family="paragraph">
      <style:paragraph-properties fo:text-indent="0.4923in"/>
      <style:text-properties style:font-name="Times New Roman" style:font-name-asian="Times New Roman" style:font-name-complex="Times New Roman"/>
    </style:style>
    <style:style style:name="P258" style:parent-style-name="Standard" style:family="paragraph">
      <style:paragraph-properties fo:break-before="page" fo:text-align="center" fo:margin-left="0.0395in" fo:text-indent="0.4923in">
        <style:tab-stops/>
      </style:paragraph-properties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60" style:parent-style-name="Standard" style:family="paragraph">
      <style:paragraph-properties fo:margin-left="0.0395in" fo:text-indent="0.4923in">
        <style:tab-stops/>
      </style:paragraph-properties>
      <style:text-properties style:font-name="Times New Roman" style:font-name-asian="Times New Roman" style:font-name-complex="Times New Roman"/>
    </style:style>
    <style:style style:name="P261" style:parent-style-name="Standard" style:list-style-name="WWNum4" style:family="paragraph">
      <style:paragraph-properties fo:margin-bottom="0.1111in" fo:line-height="103%" fo:margin-left="0in" fo:text-indent="0.4923in">
        <style:tab-stops/>
      </style:paragraph-properties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63" style:parent-style-name="Standard" style:list-style-name="WWNum4" style:family="paragraph">
      <style:paragraph-properties fo:margin-bottom="0.1111in" fo:line-height="103%" fo:margin-left="0in" fo:text-indent="0.4923in">
        <style:tab-stops/>
      </style:paragraph-properties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65" style:parent-style-name="Standard" style:list-style-name="WWNum4" style:family="paragraph">
      <style:paragraph-properties fo:margin-left="0in" fo:text-indent="0.4923in" fo:background-color="#FFFFFF">
        <style:tab-stops/>
      </style:paragraph-properties>
    </style:style>
    <style:style style:name="T26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267" style:parent-style-name="Standard" style:family="paragraph">
      <style:paragraph-properties fo:margin-left="0.302in" fo:background-color="#FFFFFF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268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6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71" style:parent-style-name="Standard" style:family="paragraph">
      <style:paragraph-properties fo:text-indent="0.4923in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74" style:parent-style-name="Standard" style:family="paragraph">
      <style:paragraph-properties fo:background-color="#FFFFFF"/>
    </style:style>
    <style:style style:name="T27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7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79" style:parent-style-name="Основнойшрифтабзаца" style:family="text">
      <style:text-properties fo:language="en" fo:country="US"/>
    </style:style>
    <style:style style:name="T2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T285" style:parent-style-name="Основнойшрифтабзаца" style:family="text">
      <style:text-properties fo:language="en" fo:country="US"/>
    </style:style>
    <style:style style:name="T2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0" style:parent-style-name="Основнойшрифтабзаца" style:family="text">
      <style:text-properties fo:language="en" fo:country="US"/>
    </style:style>
    <style:style style:name="T2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T3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6" style:parent-style-name="Основнойшрифтабзаца" style:family="text">
      <style:text-properties fo:language="en" fo:country="US"/>
    </style:style>
    <style:style style:name="T307" style:parent-style-name="Основнойшрифтабзаца" style:family="text">
      <style:text-properties fo:language="en" fo:country="US"/>
    </style:style>
    <style:style style:name="T3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2" style:parent-style-name="Основнойшрифтабзаца" style:family="text">
      <style:text-properties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T3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8" style:parent-style-name="Основнойшрифтабзаца" style:family="text">
      <style:text-properties fo:language="en" fo:country="US"/>
    </style:style>
    <style:style style:name="T3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3" style:parent-style-name="Основнойшрифтабзаца" style:family="text">
      <style:text-properties fo:language="en" fo:country="US"/>
    </style:style>
    <style:style style:name="T3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3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3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3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T3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350" style:parent-style-name="Standard" style:family="paragraph">
      <style:text-properties fo:language="en" fo:country="US"/>
    </style:style>
    <style:style style:name="P351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 fo:language="en" fo:country="US"/>
    </style:style>
    <style:style style:name="P35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54" style:parent-style-name="Standard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355" style:parent-style-name="Standard" style:family="paragraph">
      <style:paragraph-properties fo:background-color="#FFFFFF"/>
    </style:style>
    <style:style style:name="T35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58" style:parent-style-name="Основнойшрифтабзаца" style:family="text">
      <style:text-properties fo:language="en" fo:country="US"/>
    </style:style>
    <style:style style:name="T359" style:parent-style-name="Основнойшрифтабзаца" style:family="text">
      <style:text-properties fo:language="en" fo:country="US"/>
    </style:style>
    <style:style style:name="T3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6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3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363" style:parent-style-name="Standard" style:family="paragraph">
      <style:text-properties fo:language="en" fo:country="US"/>
    </style:style>
    <style:style style:name="P364" style:parent-style-name="Standard" style:family="paragraph">
      <style:paragraph-properties fo:text-indent="0.4923in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69" style:parent-style-name="Standard" style:family="paragraph">
      <style:paragraph-properties fo:background-color="#FFFFFF"/>
    </style:style>
    <style:style style:name="T37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7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T373" style:parent-style-name="Основнойшрифтабзаца" style:family="text">
      <style:text-properties fo:language="en" fo:country="US"/>
    </style:style>
    <style:style style:name="T37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7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T38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8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T38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8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85" style:parent-style-name="Основнойшрифтабзаца" style:family="text">
      <style:text-properties fo:language="en" fo:country="US"/>
    </style:style>
    <style:style style:name="T38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8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T389" style:parent-style-name="Основнойшрифтабзаца" style:family="text">
      <style:text-properties fo:language="en" fo:country="US"/>
    </style:style>
    <style:style style:name="T3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9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3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93" style:parent-style-name="Основнойшрифтабзаца" style:family="text">
      <style:text-properties fo:language="en" fo:country="US"/>
    </style:style>
    <style:style style:name="T3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9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3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9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3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7" style:parent-style-name="Основнойшрифтабзаца" style:family="text">
      <style:text-properties fo:language="en" fo:country="US"/>
    </style:style>
    <style:style style:name="T4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5" style:parent-style-name="Основнойшрифтабзаца" style:family="text">
      <style:text-properties fo:language="en" fo:country="US"/>
    </style:style>
    <style:style style:name="T416" style:parent-style-name="Основнойшрифтабзаца" style:family="text">
      <style:text-properties fo:language="en" fo:country="US"/>
    </style:style>
    <style:style style:name="T4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1" style:parent-style-name="Основнойшрифтабзаца" style:family="text">
      <style:text-properties fo:language="en" fo:country="US"/>
    </style:style>
    <style:style style:name="T4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24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4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7" style:parent-style-name="Основнойшрифтабзаца" style:family="text">
      <style:text-properties fo:language="en" fo:country="US"/>
    </style:style>
    <style:style style:name="T428" style:parent-style-name="Основнойшрифтабзаца" style:family="text">
      <style:text-properties fo:language="en" fo:country="US"/>
    </style:style>
    <style:style style:name="T4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2" style:parent-style-name="Основнойшрифтабзаца" style:family="text">
      <style:text-properties fo:language="en" fo:country="US"/>
    </style:style>
    <style:style style:name="T4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6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4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8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4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2" style:parent-style-name="Основнойшрифтабзаца" style:family="text">
      <style:text-properties fo:language="en" fo:country="US"/>
    </style:style>
    <style:style style:name="T4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0" style:parent-style-name="Основнойшрифтабзаца" style:family="text">
      <style:text-properties fo:language="en" fo:country="US"/>
    </style:style>
    <style:style style:name="T4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4" style:parent-style-name="Основнойшрифтабзаца" style:family="text">
      <style:text-properties fo:language="en" fo:country="US"/>
    </style:style>
    <style:style style:name="T4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6" style:parent-style-name="Основнойшрифтабзаца" style:family="text">
      <style:text-properties fo:language="en" fo:country="US"/>
    </style:style>
    <style:style style:name="T4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4" style:parent-style-name="Основнойшрифтабзаца" style:family="text">
      <style:text-properties fo:language="en" fo:country="US"/>
    </style:style>
    <style:style style:name="T465" style:parent-style-name="Основнойшрифтабзаца" style:family="text">
      <style:text-properties fo:language="en" fo:country="US"/>
    </style:style>
    <style:style style:name="T4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4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1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4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3" style:parent-style-name="Основнойшрифтабзаца" style:family="text">
      <style:text-properties fo:language="en" fo:country="US"/>
    </style:style>
    <style:style style:name="T4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4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4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1" style:parent-style-name="Основнойшрифтабзаца" style:family="text">
      <style:text-properties fo:language="en" fo:country="US"/>
    </style:style>
    <style:style style:name="T4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4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4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4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2" style:parent-style-name="Основнойшрифтабзаца" style:family="text">
      <style:text-properties fo:language="en" fo:country="US"/>
    </style:style>
    <style:style style:name="T4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7" style:parent-style-name="Основнойшрифтабзаца" style:family="text">
      <style:text-properties fo:language="en" fo:country="US"/>
    </style:style>
    <style:style style:name="T4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1" style:parent-style-name="Основнойшрифтабзаца" style:family="text">
      <style:text-properties fo:language="en" fo:country="US"/>
    </style:style>
    <style:style style:name="T5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08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5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6" style:parent-style-name="Основнойшрифтабзаца" style:family="text">
      <style:text-properties fo:language="en" fo:country="US"/>
    </style:style>
    <style:style style:name="T5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4" style:parent-style-name="Основнойшрифтабзаца" style:family="text">
      <style:text-properties fo:language="en" fo:country="US"/>
    </style:style>
    <style:style style:name="T5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8" style:parent-style-name="Основнойшрифтабзаца" style:family="text">
      <style:text-properties fo:language="en" fo:country="US"/>
    </style:style>
    <style:style style:name="T5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0" style:parent-style-name="Основнойшрифтабзаца" style:family="text">
      <style:text-properties fo:language="en" fo:country="US"/>
    </style:style>
    <style:style style:name="T5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8" style:parent-style-name="Основнойшрифтабзаца" style:family="text">
      <style:text-properties fo:language="en" fo:country="US"/>
    </style:style>
    <style:style style:name="T539" style:parent-style-name="Основнойшрифтабзаца" style:family="text">
      <style:text-properties fo:language="en" fo:country="US"/>
    </style:style>
    <style:style style:name="T5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42" style:parent-style-name="Основнойшрифтабзаца" style:family="text">
      <style:text-properties style:font-name="JetBrains Mono" fo:color="#067D17" fo:font-size="10pt" style:font-size-asian="10pt"/>
    </style:style>
    <style:style style:name="T5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5" style:parent-style-name="Основнойшрифтабзаца" style:family="text">
      <style:text-properties fo:language="en" fo:country="US"/>
    </style:style>
    <style:style style:name="T5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4" style:parent-style-name="Основнойшрифтабзаца" style:family="text">
      <style:text-properties fo:language="en" fo:country="US"/>
    </style:style>
    <style:style style:name="T5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4" style:parent-style-name="Основнойшрифтабзаца" style:family="text">
      <style:text-properties fo:language="en" fo:country="US"/>
    </style:style>
    <style:style style:name="T5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6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5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4" style:parent-style-name="Основнойшрифтабзаца" style:family="text">
      <style:text-properties fo:language="en" fo:country="US"/>
    </style:style>
    <style:style style:name="T5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6" style:parent-style-name="Основнойшрифтабзаца" style:family="text">
      <style:text-properties fo:language="en" fo:country="US"/>
    </style:style>
    <style:style style:name="T5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89" style:parent-style-name="Основнойшрифтабзаца" style:family="text">
      <style:text-properties style:font-name="JetBrains Mono" fo:color="#067D17" fo:font-size="10pt" style:font-size-asian="10pt"/>
    </style:style>
    <style:style style:name="T5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9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5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6" style:parent-style-name="Основнойшрифтабзаца" style:family="text">
      <style:text-properties fo:language="en" fo:country="US"/>
    </style:style>
    <style:style style:name="T597" style:parent-style-name="Основнойшрифтабзаца" style:family="text">
      <style:text-properties fo:language="en" fo:country="US"/>
    </style:style>
    <style:style style:name="T5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1" style:parent-style-name="Основнойшрифтабзаца" style:family="text">
      <style:text-properties fo:language="en" fo:country="US"/>
    </style:style>
    <style:style style:name="T6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3" style:parent-style-name="Основнойшрифтабзаца" style:family="text">
      <style:text-properties fo:language="en" fo:country="US"/>
    </style:style>
    <style:style style:name="P604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 fo:language="en" fo:country="US"/>
    </style:style>
    <style:style style:name="P605" style:parent-style-name="Standard" style:family="paragraph">
      <style:paragraph-properties fo:text-indent="0.4923in"/>
    </style:style>
    <style:style style:name="T6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10" style:parent-style-name="Standard" style:family="paragraph">
      <style:paragraph-properties fo:background-color="#FFFFFF"/>
    </style:style>
    <style:style style:name="T61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3" style:parent-style-name="Основнойшрифтабзаца" style:family="text">
      <style:text-properties fo:language="en" fo:country="US"/>
    </style:style>
    <style:style style:name="T614" style:parent-style-name="Основнойшрифтабзаца" style:family="text">
      <style:text-properties fo:language="en" fo:country="US"/>
    </style:style>
    <style:style style:name="T61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1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6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0" style:parent-style-name="Основнойшрифтабзаца" style:family="text">
      <style:text-properties fo:language="en" fo:country="US"/>
    </style:style>
    <style:style style:name="P621" style:parent-style-name="Standard" style:family="paragraph">
      <style:paragraph-properties fo:text-indent="0.4923in"/>
    </style:style>
    <style:style style:name="T6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27" style:parent-style-name="Standard" style:family="paragraph">
      <style:paragraph-properties fo:background-color="#FFFFFF"/>
    </style:style>
    <style:style style:name="T62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2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30" style:parent-style-name="Основнойшрифтабзаца" style:family="text">
      <style:text-properties fo:language="en" fo:country="US"/>
    </style:style>
    <style:style style:name="T63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3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33" style:parent-style-name="Основнойшрифтабзаца" style:family="text">
      <style:text-properties fo:language="en" fo:country="US"/>
    </style:style>
    <style:style style:name="T634" style:parent-style-name="Основнойшрифтабзаца" style:family="text">
      <style:text-properties fo:language="en" fo:country="US"/>
    </style:style>
    <style:style style:name="T63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3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37" style:parent-style-name="Основнойшрифтабзаца" style:family="text">
      <style:text-properties fo:language="en" fo:country="US"/>
    </style:style>
    <style:style style:name="T63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3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40" style:parent-style-name="Основнойшрифтабзаца" style:family="text">
      <style:text-properties fo:language="en" fo:country="US"/>
    </style:style>
    <style:style style:name="T64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4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43" style:parent-style-name="Основнойшрифтабзаца" style:family="text">
      <style:text-properties fo:language="en" fo:country="US"/>
    </style:style>
    <style:style style:name="T64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46" style:parent-style-name="Основнойшрифтабзаца" style:family="text">
      <style:text-properties fo:language="en" fo:country="US"/>
    </style:style>
    <style:style style:name="T64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4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49" style:parent-style-name="Основнойшрифтабзаца" style:family="text">
      <style:text-properties fo:language="en" fo:country="US"/>
    </style:style>
    <style:style style:name="T65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52" style:parent-style-name="Основнойшрифтабзаца" style:family="text">
      <style:text-properties fo:language="en" fo:country="US"/>
    </style:style>
    <style:style style:name="T65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55" style:parent-style-name="Основнойшрифтабзаца" style:family="text">
      <style:text-properties fo:language="en" fo:country="US"/>
    </style:style>
    <style:style style:name="T65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5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58" style:parent-style-name="Основнойшрифтабзаца" style:family="text">
      <style:text-properties fo:language="en" fo:country="US"/>
    </style:style>
    <style:style style:name="T65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6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61" style:parent-style-name="Основнойшрифтабзаца" style:family="text">
      <style:text-properties fo:language="en" fo:country="US"/>
    </style:style>
    <style:style style:name="T662" style:parent-style-name="Основнойшрифтабзаца" style:family="text">
      <style:text-properties fo:language="en" fo:country="US"/>
    </style:style>
    <style:style style:name="T66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6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6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8" style:parent-style-name="Основнойшрифтабзаца" style:family="text">
      <style:text-properties fo:language="en" fo:country="US"/>
    </style:style>
    <style:style style:name="T6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3" style:parent-style-name="Основнойшрифтабзаца" style:family="text">
      <style:text-properties fo:language="en" fo:country="US"/>
    </style:style>
    <style:style style:name="T6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76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6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9" style:parent-style-name="Основнойшрифтабзаца" style:family="text">
      <style:text-properties fo:language="en" fo:country="US"/>
    </style:style>
    <style:style style:name="T6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6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8" style:parent-style-name="Основнойшрифтабзаца" style:family="text">
      <style:text-properties fo:language="en" fo:country="US"/>
    </style:style>
    <style:style style:name="T6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8" style:parent-style-name="Основнойшрифтабзаца" style:family="text">
      <style:text-properties fo:language="en" fo:country="US"/>
    </style:style>
    <style:style style:name="T699" style:parent-style-name="Основнойшрифтабзаца" style:family="text">
      <style:text-properties fo:language="en" fo:country="US"/>
    </style:style>
    <style:style style:name="T7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3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9" style:parent-style-name="Основнойшрифтабзаца" style:family="text">
      <style:text-properties fo:language="en" fo:country="US"/>
    </style:style>
    <style:style style:name="T7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7" style:parent-style-name="Основнойшрифтабзаца" style:family="text">
      <style:text-properties fo:language="en" fo:country="US"/>
    </style:style>
    <style:style style:name="T7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1" style:parent-style-name="Основнойшрифтабзаца" style:family="text">
      <style:text-properties fo:language="en" fo:country="US"/>
    </style:style>
    <style:style style:name="T7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5" style:parent-style-name="Основнойшрифтабзаца" style:family="text">
      <style:text-properties fo:language="en" fo:country="US"/>
    </style:style>
    <style:style style:name="T7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7" style:parent-style-name="Основнойшрифтабзаца" style:family="text">
      <style:text-properties fo:language="en" fo:country="US"/>
    </style:style>
    <style:style style:name="T728" style:parent-style-name="Основнойшрифтабзаца" style:family="text">
      <style:text-properties fo:language="en" fo:country="US"/>
    </style:style>
    <style:style style:name="T7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6" style:parent-style-name="Основнойшрифтабзаца" style:family="text">
      <style:text-properties fo:language="en" fo:country="US"/>
    </style:style>
    <style:style style:name="T7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2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4" style:parent-style-name="Основнойшрифтабзаца" style:family="text">
      <style:text-properties fo:language="en" fo:country="US"/>
    </style:style>
    <style:style style:name="T7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2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4" style:parent-style-name="Основнойшрифтабзаца" style:family="text">
      <style:text-properties fo:language="en" fo:country="US"/>
    </style:style>
    <style:style style:name="T7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61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7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1" style:parent-style-name="Основнойшрифтабзаца" style:family="text">
      <style:text-properties fo:language="en" fo:country="US"/>
    </style:style>
    <style:style style:name="T7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5" style:parent-style-name="Основнойшрифтабзаца" style:family="text">
      <style:text-properties fo:language="en" fo:country="US"/>
    </style:style>
    <style:style style:name="T7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9" style:parent-style-name="Основнойшрифтабзаца" style:family="text">
      <style:text-properties fo:language="en" fo:country="US"/>
    </style:style>
    <style:style style:name="T7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1" style:parent-style-name="Основнойшрифтабзаца" style:family="text">
      <style:text-properties fo:language="en" fo:country="US"/>
    </style:style>
    <style:style style:name="T782" style:parent-style-name="Основнойшрифтабзаца" style:family="text">
      <style:text-properties fo:language="en" fo:country="US"/>
    </style:style>
    <style:style style:name="T7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8" style:parent-style-name="Основнойшрифтабзаца" style:family="text">
      <style:text-properties fo:language="en" fo:country="US"/>
    </style:style>
    <style:style style:name="T789" style:parent-style-name="Основнойшрифтабзаца" style:family="text">
      <style:text-properties fo:language="en" fo:country="US"/>
    </style:style>
    <style:style style:name="T7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5" style:parent-style-name="Основнойшрифтабзаца" style:family="text">
      <style:text-properties fo:language="en" fo:country="US"/>
    </style:style>
    <style:style style:name="T7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7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8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5" style:parent-style-name="Основнойшрифтабзаца" style:family="text">
      <style:text-properties fo:language="en" fo:country="US"/>
    </style:style>
    <style:style style:name="T8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7" style:parent-style-name="Основнойшрифтабзаца" style:family="text">
      <style:text-properties fo:language="en" fo:country="US"/>
    </style:style>
    <style:style style:name="T8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5" style:parent-style-name="Основнойшрифтабзаца" style:family="text">
      <style:text-properties fo:language="en" fo:country="US"/>
    </style:style>
    <style:style style:name="T8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8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0" style:parent-style-name="Основнойшрифтабзаца" style:family="text">
      <style:text-properties fo:language="en" fo:country="US"/>
    </style:style>
    <style:style style:name="T8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6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8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0" style:parent-style-name="Основнойшрифтабзаца" style:family="text">
      <style:text-properties fo:language="en" fo:country="US"/>
    </style:style>
    <style:style style:name="T8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4" style:parent-style-name="Основнойшрифтабзаца" style:family="text">
      <style:text-properties fo:language="en" fo:country="US"/>
    </style:style>
    <style:style style:name="T8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6" style:parent-style-name="Основнойшрифтабзаца" style:family="text">
      <style:text-properties fo:language="en" fo:country="US"/>
    </style:style>
    <style:style style:name="T8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8" style:parent-style-name="Основнойшрифтабзаца" style:family="text">
      <style:text-properties fo:language="en" fo:country="US"/>
    </style:style>
    <style:style style:name="T8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0" style:parent-style-name="Основнойшрифтабзаца" style:family="text">
      <style:text-properties fo:language="en" fo:country="US"/>
    </style:style>
    <style:style style:name="T851" style:parent-style-name="Основнойшрифтабзаца" style:family="text">
      <style:text-properties fo:language="en" fo:country="US"/>
    </style:style>
    <style:style style:name="T8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8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8" style:parent-style-name="Основнойшрифтабзаца" style:family="text">
      <style:text-properties fo:language="en" fo:country="US"/>
    </style:style>
    <style:style style:name="T8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6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0" style:parent-style-name="Основнойшрифтабзаца" style:family="text">
      <style:text-properties fo:language="en" fo:country="US"/>
    </style:style>
    <style:style style:name="T8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8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8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8" style:parent-style-name="Основнойшрифтабзаца" style:family="text">
      <style:text-properties fo:language="en" fo:country="US"/>
    </style:style>
    <style:style style:name="T879" style:parent-style-name="Основнойшрифтабзаца" style:family="text">
      <style:text-properties fo:language="en" fo:country="US"/>
    </style:style>
    <style:style style:name="T8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T8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3" style:parent-style-name="Основнойшрифтабзаца" style:family="text">
      <style:text-properties fo:language="en" fo:country="US"/>
    </style:style>
    <style:style style:name="T8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7" style:parent-style-name="Основнойшрифтабзаца" style:family="text">
      <style:text-properties fo:language="en" fo:country="US"/>
    </style:style>
    <style:style style:name="T8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9" style:parent-style-name="Основнойшрифтабзаца" style:family="text">
      <style:text-properties fo:language="en" fo:country="US"/>
    </style:style>
    <style:style style:name="T900" style:parent-style-name="Основнойшрифтабзаца" style:family="text">
      <style:text-properties fo:language="en" fo:country="US"/>
    </style:style>
    <style:style style:name="T9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6" style:parent-style-name="Основнойшрифтабзаца" style:family="text">
      <style:text-properties fo:language="en" fo:country="US"/>
    </style:style>
    <style:style style:name="T9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1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9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6" style:parent-style-name="Основнойшрифтабзаца" style:family="text">
      <style:text-properties fo:language="en" fo:country="US"/>
    </style:style>
    <style:style style:name="T9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0" style:parent-style-name="Основнойшрифтабзаца" style:family="text">
      <style:text-properties fo:language="en" fo:country="US"/>
    </style:style>
    <style:style style:name="T9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0" style:parent-style-name="Основнойшрифтабзаца" style:family="text">
      <style:text-properties fo:language="en" fo:country="US"/>
    </style:style>
    <style:style style:name="T9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4" style:parent-style-name="Основнойшрифтабзаца" style:family="text">
      <style:text-properties fo:language="en" fo:country="US"/>
    </style:style>
    <style:style style:name="T9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2" style:parent-style-name="Основнойшрифтабзаца" style:family="text">
      <style:text-properties fo:language="en" fo:country="US"/>
    </style:style>
    <style:style style:name="T9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7" style:parent-style-name="Основнойшрифтабзаца" style:family="text">
      <style:text-properties fo:language="en" fo:country="US"/>
    </style:style>
    <style:style style:name="T9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5" style:parent-style-name="Основнойшрифтабзаца" style:family="text">
      <style:text-properties fo:language="en" fo:country="US"/>
    </style:style>
    <style:style style:name="T9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9" style:parent-style-name="Основнойшрифтабзаца" style:family="text">
      <style:text-properties fo:language="en" fo:country="US"/>
    </style:style>
    <style:style style:name="T9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7" style:parent-style-name="Основнойшрифтабзаца" style:family="text">
      <style:text-properties fo:language="en" fo:country="US"/>
    </style:style>
    <style:style style:name="T9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8" style:parent-style-name="Основнойшрифтабзаца" style:family="text">
      <style:text-properties fo:language="en" fo:country="US"/>
    </style:style>
    <style:style style:name="T9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01" style:parent-style-name="Основнойшрифтабзаца" style:family="text">
      <style:text-properties style:font-name="JetBrains Mono" fo:color="#067D17" fo:font-size="10pt" style:font-size-asian="10pt"/>
    </style:style>
    <style:style style:name="T10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0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004" style:parent-style-name="Основнойшрифтабзаца" style:family="text">
      <style:text-properties style:font-name="JetBrains Mono" fo:color="#067D17" fo:font-size="10pt" style:font-size-asian="10pt"/>
    </style:style>
    <style:style style:name="T100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06" style:parent-style-name="Основнойшрифтабзаца" style:family="text">
      <style:text-properties style:font-name="JetBrains Mono" fo:color="#067D17" fo:font-size="10pt" style:font-size-asian="10pt"/>
    </style:style>
    <style:style style:name="T100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0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00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1" style:parent-style-name="Основнойшрифтабзаца" style:family="text">
      <style:text-properties fo:language="en" fo:country="US"/>
    </style:style>
    <style:style style:name="T10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7" style:parent-style-name="Основнойшрифтабзаца" style:family="text">
      <style:text-properties fo:language="en" fo:country="US"/>
    </style:style>
    <style:style style:name="T10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9" style:parent-style-name="Основнойшрифтабзаца" style:family="text">
      <style:text-properties fo:language="en" fo:country="US"/>
    </style:style>
    <style:style style:name="T10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2" style:parent-style-name="Основнойшрифтабзаца" style:family="text">
      <style:text-properties fo:language="en" fo:country="US"/>
    </style:style>
    <style:style style:name="T10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6" style:parent-style-name="Основнойшрифтабзаца" style:family="text">
      <style:text-properties fo:language="en" fo:country="US"/>
    </style:style>
    <style:style style:name="T10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0" style:parent-style-name="Основнойшрифтабзаца" style:family="text">
      <style:text-properties fo:language="en" fo:country="US"/>
    </style:style>
    <style:style style:name="T10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8" style:parent-style-name="Основнойшрифтабзаца" style:family="text">
      <style:text-properties fo:language="en" fo:country="US"/>
    </style:style>
    <style:style style:name="T10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65" style:parent-style-name="Основнойшрифтабзаца" style:family="text">
      <style:text-properties style:font-name="JetBrains Mono" fo:color="#067D17" fo:font-size="10pt" style:font-size-asian="10pt"/>
    </style:style>
    <style:style style:name="T10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67" style:parent-style-name="Основнойшрифтабзаца" style:family="text">
      <style:text-properties style:font-name="JetBrains Mono" fo:color="#067D17" fo:font-size="10pt" style:font-size-asian="10pt"/>
    </style:style>
    <style:style style:name="T10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0" style:parent-style-name="Основнойшрифтабзаца" style:family="text">
      <style:text-properties fo:language="en" fo:country="US"/>
    </style:style>
    <style:style style:name="T10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73" style:parent-style-name="Основнойшрифтабзаца" style:family="text">
      <style:text-properties style:font-name="JetBrains Mono" fo:color="#067D17" fo:font-size="10pt" style:font-size-asian="10pt"/>
    </style:style>
    <style:style style:name="T10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75" style:parent-style-name="Основнойшрифтабзаца" style:family="text">
      <style:text-properties style:font-name="JetBrains Mono" fo:color="#067D17" fo:font-size="10pt" style:font-size-asian="10pt"/>
    </style:style>
    <style:style style:name="T107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77" style:parent-style-name="Основнойшрифтабзаца" style:family="text">
      <style:text-properties style:font-name="JetBrains Mono" fo:color="#067D17" fo:font-size="10pt" style:font-size-asian="10pt"/>
    </style:style>
    <style:style style:name="T10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7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0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0" style:parent-style-name="Основнойшрифтабзаца" style:family="text">
      <style:text-properties fo:language="en" fo:country="US"/>
    </style:style>
    <style:style style:name="T10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2" style:parent-style-name="Основнойшрифтабзаца" style:family="text">
      <style:text-properties fo:language="en" fo:country="US"/>
    </style:style>
    <style:style style:name="T11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4" style:parent-style-name="Основнойшрифтабзаца" style:family="text">
      <style:text-properties fo:language="en" fo:country="US"/>
    </style:style>
    <style:style style:name="T11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2" style:parent-style-name="Основнойшрифтабзаца" style:family="text">
      <style:text-properties fo:language="en" fo:country="US"/>
    </style:style>
    <style:style style:name="T11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4" style:parent-style-name="Основнойшрифтабзаца" style:family="text">
      <style:text-properties fo:language="en" fo:country="US"/>
    </style:style>
    <style:style style:name="T11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6" style:parent-style-name="Основнойшрифтабзаца" style:family="text">
      <style:text-properties fo:language="en" fo:country="US"/>
    </style:style>
    <style:style style:name="T1117" style:parent-style-name="Основнойшрифтабзаца" style:family="text">
      <style:text-properties fo:language="en" fo:country="US"/>
    </style:style>
    <style:style style:name="T11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3" style:parent-style-name="Основнойшрифтабзаца" style:family="text">
      <style:text-properties fo:language="en" fo:country="US"/>
    </style:style>
    <style:style style:name="T11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5" style:parent-style-name="Основнойшрифтабзаца" style:family="text">
      <style:text-properties fo:language="en" fo:country="US"/>
    </style:style>
    <style:style style:name="T11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2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0" style:parent-style-name="Основнойшрифтабзаца" style:family="text">
      <style:text-properties fo:language="en" fo:country="US"/>
    </style:style>
    <style:style style:name="T11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2" style:parent-style-name="Основнойшрифтабзаца" style:family="text">
      <style:text-properties fo:language="en" fo:country="US"/>
    </style:style>
    <style:style style:name="T1133" style:parent-style-name="Основнойшрифтабзаца" style:family="text">
      <style:text-properties fo:language="en" fo:country="US"/>
    </style:style>
    <style:style style:name="T11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1" style:parent-style-name="Основнойшрифтабзаца" style:family="text">
      <style:text-properties fo:language="en" fo:country="US"/>
    </style:style>
    <style:style style:name="T11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6" style:parent-style-name="Основнойшрифтабзаца" style:family="text">
      <style:text-properties fo:language="en" fo:country="US"/>
    </style:style>
    <style:style style:name="T11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5" style:parent-style-name="Основнойшрифтабзаца" style:family="text">
      <style:text-properties fo:language="en" fo:country="US"/>
    </style:style>
    <style:style style:name="T11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5" style:parent-style-name="Основнойшрифтабзаца" style:family="text">
      <style:text-properties fo:language="en" fo:country="US"/>
    </style:style>
    <style:style style:name="T11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1" style:parent-style-name="Основнойшрифтабзаца" style:family="text">
      <style:text-properties fo:language="en" fo:country="US"/>
    </style:style>
    <style:style style:name="T11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3" style:parent-style-name="Основнойшрифтабзаца" style:family="text">
      <style:text-properties fo:language="en" fo:country="US"/>
    </style:style>
    <style:style style:name="T11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7" style:parent-style-name="Основнойшрифтабзаца" style:family="text">
      <style:text-properties fo:language="en" fo:country="US"/>
    </style:style>
    <style:style style:name="T11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2" style:parent-style-name="Основнойшрифтабзаца" style:family="text">
      <style:text-properties fo:language="en" fo:country="US"/>
    </style:style>
    <style:style style:name="T11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8" style:parent-style-name="Основнойшрифтабзаца" style:family="text">
      <style:text-properties fo:language="en" fo:country="US"/>
    </style:style>
    <style:style style:name="T12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7" style:parent-style-name="Основнойшрифтабзаца" style:family="text">
      <style:text-properties fo:language="en" fo:country="US"/>
    </style:style>
    <style:style style:name="T12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5" style:parent-style-name="Основнойшрифтабзаца" style:family="text">
      <style:text-properties fo:language="en" fo:country="US"/>
    </style:style>
    <style:style style:name="T12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2" style:parent-style-name="Основнойшрифтабзаца" style:family="text">
      <style:text-properties fo:language="en" fo:country="US"/>
    </style:style>
    <style:style style:name="T12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4" style:parent-style-name="Основнойшрифтабзаца" style:family="text">
      <style:text-properties fo:language="en" fo:country="US"/>
    </style:style>
    <style:style style:name="T12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9" style:parent-style-name="Основнойшрифтабзаца" style:family="text">
      <style:text-properties fo:language="en" fo:country="US"/>
    </style:style>
    <style:style style:name="T12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3" style:parent-style-name="Основнойшрифтабзаца" style:family="text">
      <style:text-properties fo:language="en" fo:country="US"/>
    </style:style>
    <style:style style:name="T12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7" style:parent-style-name="Основнойшрифтабзаца" style:family="text">
      <style:text-properties fo:language="en" fo:country="US"/>
    </style:style>
    <style:style style:name="T12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4" style:parent-style-name="Основнойшрифтабзаца" style:family="text">
      <style:text-properties fo:language="en" fo:country="US"/>
    </style:style>
    <style:style style:name="T12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6" style:parent-style-name="Основнойшрифтабзаца" style:family="text">
      <style:text-properties fo:language="en" fo:country="US"/>
    </style:style>
    <style:style style:name="T12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8" style:parent-style-name="Основнойшрифтабзаца" style:family="text">
      <style:text-properties fo:language="en" fo:country="US"/>
    </style:style>
    <style:style style:name="T12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4" style:parent-style-name="Основнойшрифтабзаца" style:family="text">
      <style:text-properties fo:language="en" fo:country="US"/>
    </style:style>
    <style:style style:name="T12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6" style:parent-style-name="Основнойшрифтабзаца" style:family="text">
      <style:text-properties fo:language="en" fo:country="US"/>
    </style:style>
    <style:style style:name="T12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8" style:parent-style-name="Основнойшрифтабзаца" style:family="text">
      <style:text-properties fo:language="en" fo:country="US"/>
    </style:style>
    <style:style style:name="T12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9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3" style:parent-style-name="Основнойшрифтабзаца" style:family="text">
      <style:text-properties fo:language="en" fo:country="US"/>
    </style:style>
    <style:style style:name="T12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5" style:parent-style-name="Основнойшрифтабзаца" style:family="text">
      <style:text-properties fo:language="en" fo:country="US"/>
    </style:style>
    <style:style style:name="T1296" style:parent-style-name="Основнойшрифтабзаца" style:family="text">
      <style:text-properties fo:language="en" fo:country="US"/>
    </style:style>
    <style:style style:name="T129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3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3" style:parent-style-name="Основнойшрифтабзаца" style:family="text">
      <style:text-properties fo:language="en" fo:country="US"/>
    </style:style>
    <style:style style:name="T13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9" style:parent-style-name="Основнойшрифтабзаца" style:family="text">
      <style:text-properties fo:language="en" fo:country="US"/>
    </style:style>
    <style:style style:name="T13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5" style:parent-style-name="Основнойшрифтабзаца" style:family="text">
      <style:text-properties fo:language="en" fo:country="US"/>
    </style:style>
    <style:style style:name="T13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5" style:parent-style-name="Основнойшрифтабзаца" style:family="text">
      <style:text-properties fo:language="en" fo:country="US"/>
    </style:style>
    <style:style style:name="T13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3" style:parent-style-name="Основнойшрифтабзаца" style:family="text">
      <style:text-properties fo:language="en" fo:country="US"/>
    </style:style>
    <style:style style:name="T13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4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4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3" style:parent-style-name="Основнойшрифтабзаца" style:family="text">
      <style:text-properties fo:language="en" fo:country="US"/>
    </style:style>
    <style:style style:name="T13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8" style:parent-style-name="Основнойшрифтабзаца" style:family="text">
      <style:text-properties fo:language="en" fo:country="US"/>
    </style:style>
    <style:style style:name="T13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0" style:parent-style-name="Основнойшрифтабзаца" style:family="text">
      <style:text-properties fo:language="en" fo:country="US"/>
    </style:style>
    <style:style style:name="T13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7" style:parent-style-name="Основнойшрифтабзаца" style:family="text">
      <style:text-properties fo:language="en" fo:country="US"/>
    </style:style>
    <style:style style:name="T13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3" style:parent-style-name="Основнойшрифтабзаца" style:family="text">
      <style:text-properties fo:language="en" fo:country="US"/>
    </style:style>
    <style:style style:name="T13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9" style:parent-style-name="Основнойшрифтабзаца" style:family="text">
      <style:text-properties fo:language="en" fo:country="US"/>
    </style:style>
    <style:style style:name="T13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1" style:parent-style-name="Основнойшрифтабзаца" style:family="text">
      <style:text-properties fo:language="en" fo:country="US"/>
    </style:style>
    <style:style style:name="T13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5" style:parent-style-name="Основнойшрифтабзаца" style:family="text">
      <style:text-properties fo:language="en" fo:country="US"/>
    </style:style>
    <style:style style:name="T13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1" style:parent-style-name="Основнойшрифтабзаца" style:family="text">
      <style:text-properties fo:language="en" fo:country="US"/>
    </style:style>
    <style:style style:name="T13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3" style:parent-style-name="Основнойшрифтабзаца" style:family="text">
      <style:text-properties fo:language="en" fo:country="US"/>
    </style:style>
    <style:style style:name="T13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6" style:parent-style-name="Основнойшрифтабзаца" style:family="text">
      <style:text-properties fo:language="en" fo:country="US"/>
    </style:style>
    <style:style style:name="T13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0" style:parent-style-name="Основнойшрифтабзаца" style:family="text">
      <style:text-properties fo:language="en" fo:country="US"/>
    </style:style>
    <style:style style:name="T14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8" style:parent-style-name="Основнойшрифтабзаца" style:family="text">
      <style:text-properties fo:language="en" fo:country="US"/>
    </style:style>
    <style:style style:name="T14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0" style:parent-style-name="Основнойшрифтабзаца" style:family="text">
      <style:text-properties fo:language="en" fo:country="US"/>
    </style:style>
    <style:style style:name="T14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2" style:parent-style-name="Основнойшрифтабзаца" style:family="text">
      <style:text-properties fo:language="en" fo:country="US"/>
    </style:style>
    <style:style style:name="T14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8" style:parent-style-name="Основнойшрифтабзаца" style:family="text">
      <style:text-properties fo:language="en" fo:country="US"/>
    </style:style>
    <style:style style:name="T14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6" style:parent-style-name="Основнойшрифтабзаца" style:family="text">
      <style:text-properties fo:language="en" fo:country="US"/>
    </style:style>
    <style:style style:name="T14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8" style:parent-style-name="Основнойшрифтабзаца" style:family="text">
      <style:text-properties fo:language="en" fo:country="US"/>
    </style:style>
    <style:style style:name="T14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8" style:parent-style-name="Основнойшрифтабзаца" style:family="text">
      <style:text-properties fo:language="en" fo:country="US"/>
    </style:style>
    <style:style style:name="T14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3" style:parent-style-name="Основнойшрифтабзаца" style:family="text">
      <style:text-properties fo:language="en" fo:country="US"/>
    </style:style>
    <style:style style:name="T14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475" style:parent-style-name="Standard" style:family="paragraph">
      <style:paragraph-properties fo:background-color="#FFFFFF"/>
      <style:text-properties fo:language="en" fo:country="US"/>
    </style:style>
    <style:style style:name="P1476" style:parent-style-name="Standard" style:family="paragraph">
      <style:paragraph-properties fo:break-before="page" fo:text-align="center" fo:background-color="#FFFFFF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77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1478" style:parent-style-name="Standard" style:family="paragraph">
      <style:paragraph-properties fo:text-indent="0.4923in" fo:background-color="#FFFFFF"/>
    </style:style>
    <style:style style:name="T14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89" style:parent-style-name="Standard" style:family="paragraph">
      <style:paragraph-properties fo:background-color="#FFFFFF"/>
    </style:style>
    <style:style style:name="T149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49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2" style:parent-style-name="Основнойшрифтабзаца" style:family="text">
      <style:text-properties fo:language="en" fo:country="US"/>
    </style:style>
    <style:style style:name="T1493" style:parent-style-name="Основнойшрифтабзаца" style:family="text">
      <style:text-properties fo:language="en" fo:country="US"/>
    </style:style>
    <style:style style:name="T149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9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7" style:parent-style-name="Основнойшрифтабзаца" style:family="text">
      <style:text-properties fo:language="en" fo:country="US"/>
    </style:style>
    <style:style style:name="T14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9" style:parent-style-name="Основнойшрифтабзаца" style:family="text">
      <style:text-properties fo:language="en" fo:country="US"/>
    </style:style>
    <style:style style:name="T15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0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4" style:parent-style-name="Основнойшрифтабзаца" style:family="text">
      <style:text-properties fo:language="en" fo:country="US"/>
    </style:style>
    <style:style style:name="T15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506" style:parent-style-name="Standard" style:family="paragraph">
      <style:paragraph-properties fo:background-color="#FFFFFF"/>
      <style:text-properties fo:language="en" fo:country="US"/>
    </style:style>
    <style:style style:name="P1507" style:parent-style-name="Standard" style:family="paragraph">
      <style:paragraph-properties fo:text-indent="0.4923in" fo:background-color="#FFFFFF"/>
    </style:style>
    <style:style style:name="T15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512" style:parent-style-name="Standard" style:family="paragraph">
      <style:paragraph-properties fo:background-color="#FFFFFF"/>
    </style:style>
    <style:style style:name="T151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5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5" style:parent-style-name="Основнойшрифтабзаца" style:family="text">
      <style:text-properties fo:language="en" fo:country="US"/>
    </style:style>
    <style:style style:name="T1516" style:parent-style-name="Основнойшрифтабзаца" style:family="text">
      <style:text-properties fo:language="en" fo:country="US"/>
    </style:style>
    <style:style style:name="T151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0" style:parent-style-name="Основнойшрифтабзаца" style:family="text">
      <style:text-properties fo:language="en" fo:country="US"/>
    </style:style>
    <style:style style:name="T15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4" style:parent-style-name="Основнойшрифтабзаца" style:family="text">
      <style:text-properties fo:language="en" fo:country="US"/>
    </style:style>
    <style:style style:name="T15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2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9" style:parent-style-name="Основнойшрифтабзаца" style:family="text">
      <style:text-properties fo:language="en" fo:country="US"/>
    </style:style>
    <style:style style:name="T15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531" style:parent-style-name="Standard" style:family="paragraph">
      <style:paragraph-properties fo:background-color="#FFFFFF"/>
      <style:text-properties fo:language="en" fo:country="US"/>
    </style:style>
    <style:style style:name="P1532" style:parent-style-name="Standard" style:family="paragraph">
      <style:paragraph-properties fo:text-indent="0.4923in" fo:background-color="#FFFFFF"/>
    </style:style>
    <style:style style:name="T15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537" style:parent-style-name="Standard" style:family="paragraph">
      <style:paragraph-properties fo:background-color="#FFFFFF"/>
    </style:style>
    <style:style style:name="T153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53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40" style:parent-style-name="Основнойшрифтабзаца" style:family="text">
      <style:text-properties fo:language="en" fo:country="US"/>
    </style:style>
    <style:style style:name="T154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54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43" style:parent-style-name="Основнойшрифтабзаца" style:family="text">
      <style:text-properties fo:language="en" fo:country="US"/>
    </style:style>
    <style:style style:name="T154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5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46" style:parent-style-name="Основнойшрифтабзаца" style:family="text">
      <style:text-properties fo:language="en" fo:country="US"/>
    </style:style>
    <style:style style:name="T1547" style:parent-style-name="Основнойшрифтабзаца" style:family="text">
      <style:text-properties fo:language="en" fo:country="US"/>
    </style:style>
    <style:style style:name="T154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54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50" style:parent-style-name="Основнойшрифтабзаца" style:family="text">
      <style:text-properties fo:language="en" fo:country="US"/>
    </style:style>
    <style:style style:name="T155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5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53" style:parent-style-name="Основнойшрифтабзаца" style:family="text">
      <style:text-properties fo:language="en" fo:country="US"/>
    </style:style>
    <style:style style:name="T1554" style:parent-style-name="Основнойшрифтабзаца" style:family="text">
      <style:text-properties fo:language="en" fo:country="US"/>
    </style:style>
    <style:style style:name="T15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1" style:parent-style-name="Основнойшрифтабзаца" style:family="text">
      <style:text-properties fo:language="en" fo:country="US"/>
    </style:style>
    <style:style style:name="T15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8" style:parent-style-name="Основнойшрифтабзаца" style:family="text">
      <style:text-properties fo:language="en" fo:country="US"/>
    </style:style>
    <style:style style:name="T1569" style:parent-style-name="Основнойшрифтабзаца" style:family="text">
      <style:text-properties fo:language="en" fo:country="US"/>
    </style:style>
    <style:style style:name="T157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7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3" style:parent-style-name="Основнойшрифтабзаца" style:family="text">
      <style:text-properties fo:language="en" fo:country="US"/>
    </style:style>
    <style:style style:name="T15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0" style:parent-style-name="Основнойшрифтабзаца" style:family="text">
      <style:text-properties fo:language="en" fo:country="US"/>
    </style:style>
    <style:style style:name="T15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7" style:parent-style-name="Основнойшрифтабзаца" style:family="text">
      <style:text-properties fo:language="en" fo:country="US"/>
    </style:style>
    <style:style style:name="T15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3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5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5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7" style:parent-style-name="Основнойшрифтабзаца" style:family="text">
      <style:text-properties fo:language="en" fo:country="US"/>
    </style:style>
    <style:style style:name="T15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3" style:parent-style-name="Основнойшрифтабзаца" style:family="text">
      <style:text-properties fo:language="en" fo:country="US"/>
    </style:style>
    <style:style style:name="T16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5" style:parent-style-name="Основнойшрифтабзаца" style:family="text">
      <style:text-properties fo:language="en" fo:country="US"/>
    </style:style>
    <style:style style:name="T16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1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6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5" style:parent-style-name="Основнойшрифтабзаца" style:family="text">
      <style:text-properties fo:language="en" fo:country="US"/>
    </style:style>
    <style:style style:name="T16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1" style:parent-style-name="Основнойшрифтабзаца" style:family="text">
      <style:text-properties fo:language="en" fo:country="US"/>
    </style:style>
    <style:style style:name="T16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3" style:parent-style-name="Основнойшрифтабзаца" style:family="text">
      <style:text-properties fo:language="en" fo:country="US"/>
    </style:style>
    <style:style style:name="T16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7" style:parent-style-name="Основнойшрифтабзаца" style:family="text">
      <style:text-properties fo:language="en" fo:country="US"/>
    </style:style>
    <style:style style:name="T16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3" style:parent-style-name="Основнойшрифтабзаца" style:family="text">
      <style:text-properties fo:language="en" fo:country="US"/>
    </style:style>
    <style:style style:name="T16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36" style:parent-style-name="Основнойшрифтабзаца" style:family="text">
      <style:text-properties style:font-name="JetBrains Mono" fo:color="#067D17" fo:font-size="10pt" style:font-size-asian="10pt"/>
    </style:style>
    <style:style style:name="T163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38" style:parent-style-name="Основнойшрифтабзаца" style:family="text">
      <style:text-properties style:font-name="JetBrains Mono" fo:color="#067D17" fo:font-size="10pt" style:font-size-asian="10pt"/>
    </style:style>
    <style:style style:name="T163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0" style:parent-style-name="Основнойшрифтабзаца" style:family="text">
      <style:text-properties style:font-name="JetBrains Mono" fo:color="#067D17" fo:font-size="10pt" style:font-size-asian="10pt"/>
    </style:style>
    <style:style style:name="T164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2" style:parent-style-name="Основнойшрифтабзаца" style:family="text">
      <style:text-properties style:font-name="JetBrains Mono" fo:color="#067D17" fo:font-size="10pt" style:font-size-asian="10pt"/>
    </style:style>
    <style:style style:name="T16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4" style:parent-style-name="Основнойшрифтабзаца" style:family="text">
      <style:text-properties style:font-name="JetBrains Mono" fo:color="#067D17" fo:font-size="10pt" style:font-size-asian="10pt"/>
    </style:style>
    <style:style style:name="T16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6" style:parent-style-name="Основнойшрифтабзаца" style:family="text">
      <style:text-properties style:font-name="JetBrains Mono" fo:color="#067D17" fo:font-size="10pt" style:font-size-asian="10pt"/>
    </style:style>
    <style:style style:name="T164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9" style:parent-style-name="Основнойшрифтабзаца" style:family="text">
      <style:text-properties fo:language="en" fo:country="US"/>
    </style:style>
    <style:style style:name="T16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5" style:parent-style-name="Основнойшрифтабзаца" style:family="text">
      <style:text-properties fo:language="en" fo:country="US"/>
    </style:style>
    <style:style style:name="T16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7" style:parent-style-name="Основнойшрифтабзаца" style:family="text">
      <style:text-properties fo:language="en" fo:country="US"/>
    </style:style>
    <style:style style:name="T16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1" style:parent-style-name="Основнойшрифтабзаца" style:family="text">
      <style:text-properties fo:language="en" fo:country="US"/>
    </style:style>
    <style:style style:name="T16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5" style:parent-style-name="Основнойшрифтабзаца" style:family="text">
      <style:text-properties fo:language="en" fo:country="US"/>
    </style:style>
    <style:style style:name="T16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7" style:parent-style-name="Основнойшрифтабзаца" style:family="text">
      <style:text-properties fo:language="en" fo:country="US"/>
    </style:style>
    <style:style style:name="T16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5" style:parent-style-name="Основнойшрифтабзаца" style:family="text">
      <style:text-properties fo:language="en" fo:country="US"/>
    </style:style>
    <style:style style:name="T16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6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2" style:parent-style-name="Основнойшрифтабзаца" style:family="text">
      <style:text-properties fo:language="en" fo:country="US"/>
    </style:style>
    <style:style style:name="T16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8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7" style:parent-style-name="Основнойшрифтабзаца" style:family="text">
      <style:text-properties fo:language="en" fo:country="US"/>
    </style:style>
    <style:style style:name="T16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9" style:parent-style-name="Основнойшрифтабзаца" style:family="text">
      <style:text-properties fo:language="en" fo:country="US"/>
    </style:style>
    <style:style style:name="T1690" style:parent-style-name="Основнойшрифтабзаца" style:family="text">
      <style:text-properties fo:language="en" fo:country="US"/>
    </style:style>
    <style:style style:name="T169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9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6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6" style:parent-style-name="Основнойшрифтабзаца" style:family="text">
      <style:text-properties fo:language="en" fo:country="US"/>
    </style:style>
    <style:style style:name="T16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4" style:parent-style-name="Основнойшрифтабзаца" style:family="text">
      <style:text-properties fo:language="en" fo:country="US"/>
    </style:style>
    <style:style style:name="T17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6" style:parent-style-name="Основнойшрифтабзаца" style:family="text">
      <style:text-properties fo:language="en" fo:country="US"/>
    </style:style>
    <style:style style:name="T1707" style:parent-style-name="Основнойшрифтабзаца" style:family="text">
      <style:text-properties fo:language="en" fo:country="US"/>
    </style:style>
    <style:style style:name="T170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7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4" style:parent-style-name="Основнойшрифтабзаца" style:family="text">
      <style:text-properties fo:language="en" fo:country="US"/>
    </style:style>
    <style:style style:name="T17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8" style:parent-style-name="Основнойшрифтабзаца" style:family="text">
      <style:text-properties fo:language="en" fo:country="US"/>
    </style:style>
    <style:style style:name="T17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7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2" style:parent-style-name="Основнойшрифтабзаца" style:family="text">
      <style:text-properties fo:language="en" fo:country="US"/>
    </style:style>
    <style:style style:name="T17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4" style:parent-style-name="Основнойшрифтабзаца" style:family="text">
      <style:text-properties fo:language="en" fo:country="US"/>
    </style:style>
    <style:style style:name="T1725" style:parent-style-name="Основнойшрифтабзаца" style:family="text">
      <style:text-properties fo:language="en" fo:country="US"/>
    </style:style>
    <style:style style:name="T17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7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2" style:parent-style-name="Основнойшрифтабзаца" style:family="text">
      <style:text-properties fo:language="en" fo:country="US"/>
    </style:style>
    <style:style style:name="T17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0" style:parent-style-name="Основнойшрифтабзаца" style:family="text">
      <style:text-properties fo:language="en" fo:country="US"/>
    </style:style>
    <style:style style:name="T17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8" style:parent-style-name="Основнойшрифтабзаца" style:family="text">
      <style:text-properties fo:language="en" fo:country="US"/>
    </style:style>
    <style:style style:name="T17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6" style:parent-style-name="Основнойшрифтабзаца" style:family="text">
      <style:text-properties fo:language="en" fo:country="US"/>
    </style:style>
    <style:style style:name="T17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8" style:parent-style-name="Основнойшрифтабзаца" style:family="text">
      <style:text-properties fo:language="en" fo:country="US"/>
    </style:style>
    <style:style style:name="T17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2" style:parent-style-name="Основнойшрифтабзаца" style:family="text">
      <style:text-properties fo:language="en" fo:country="US"/>
    </style:style>
    <style:style style:name="T17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6" style:parent-style-name="Основнойшрифтабзаца" style:family="text">
      <style:text-properties fo:language="en" fo:country="US"/>
    </style:style>
    <style:style style:name="T17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0" style:parent-style-name="Основнойшрифтабзаца" style:family="text">
      <style:text-properties fo:language="en" fo:country="US"/>
    </style:style>
    <style:style style:name="T17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2" style:parent-style-name="Основнойшрифтабзаца" style:family="text">
      <style:text-properties fo:language="en" fo:country="US"/>
    </style:style>
    <style:style style:name="T17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4" style:parent-style-name="Основнойшрифтабзаца" style:family="text">
      <style:text-properties fo:language="en" fo:country="US"/>
    </style:style>
    <style:style style:name="T17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6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7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8" style:parent-style-name="Основнойшрифтабзаца" style:family="text">
      <style:text-properties fo:language="en" fo:country="US"/>
    </style:style>
    <style:style style:name="T17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0" style:parent-style-name="Основнойшрифтабзаца" style:family="text">
      <style:text-properties fo:language="en" fo:country="US"/>
    </style:style>
    <style:style style:name="P1781" style:parent-style-name="Обычный" style:family="paragraph">
      <style:text-properties fo:language="en" fo:country="US"/>
    </style:style>
  </office:automatic-styles>
  <office:body>
    <office:text text:use-soft-page-breaks="true">
      <text:p text:style-name="P1"><text:span text:style-name="T2">Министерство науки и высшего образования Российской Федерации</text:span></text:p>
      <text:p text:style-name="P3"><text:span text:style-name="T4">Федеральное государственное бюджетное образовательное учреждение</text:span></text:p>
      <text:p text:style-name="P5"><text:span text:style-name="T6">высшего образования</text:span></text:p>
      <text:p text:style-name="P7"><text:span text:style-name="T8">«Пермский национальный исследовательский политехнический университет»</text:span></text:p>
      <text:p text:style-name="P9"/>
      <text:p text:style-name="P10"><text:span text:style-name="T11">Кафедра ИТАС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К У Р С О В АЯ <text:s text:c="3"/>РАБОТА</text:span></text:p>
      <text:p text:style-name="P21"/>
      <text:p text:style-name="P22"><text:span text:style-name="T23">по дисциплине «</text:span><text:span text:style-name="T24">СИСТЕМНОЕ ПРОГРАММИРОВАНИЕ</text:span><text:span text:style-name="T25">»</text:span></text:p>
      <text:p text:style-name="P26"/>
      <text:p text:style-name="P27"><text:span text:style-name="T28">Тема: «Структурно-алгоритмическое проектирование ЭВМ»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6">Выполнил</text:span></text:p>
      <text:p text:style-name="P37"><text:span text:style-name="T38"><text:s text:c="69"/>студент группы РИС-19-1б</text:span></text:p>
      <text:p text:style-name="P39"/>
      <text:p text:style-name="P40"><text:span text:style-name="T41"><text:s text:c="69"/>_____________ Миннахметов Э.Ю.</text:span></text:p>
      <text:p text:style-name="P42"/>
      <text:p text:style-name="P43"/>
      <text:p text:style-name="P44"><text:span text:style-name="T45">Руководитель</text:span></text:p>
      <text:p text:style-name="P46"/>
      <text:p text:style-name="P47"><text:span text:style-name="T48"><text:s text:c="68"/>____________<text:s/></text:span><text:span text:style-name="T49">Кузнецов Д.Б.</text:span></text:p>
      <text:p text:style-name="P50"/>
      <text:p text:style-name="P51"/>
      <text:p text:style-name="P52"/>
      <text:p text:style-name="Standard"><text:span text:style-name="T53">Дата сдачи<text:s/></text:span><text:span text:style-name="T54">18.01.2022 г.</text:span></text:p>
      <text:p text:style-name="P55"/>
      <text:p text:style-name="Standard"><text:span text:style-name="T56">Дата защиты<text:s/></text:span><text:span text:style-name="T57">20.01.2022 г.</text:span></text:p>
      <text:p text:style-name="P58"/>
      <text:p text:style-name="Standard"><text:span text:style-name="T59">Оценка</text:span><text:span text:style-name="T60"><text:s/>_______________</text:span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Пермь, 2021</text:p>
      <text:soft-page-break/>
      <text:p text:style-name="P70"><text:span text:style-name="T71">Содержание</text:span></text:p>
      <text:p text:style-name="P72"><text:span text:style-name="T73">Перечень используемых условных обозначений, сокращений и терминов</text:span><text:span text:style-name="T74"><text:tab/></text:span><text:span text:style-name="T75"><text:tab/>6</text:span></text:p>
      <text:p text:style-name="P76"><text:span text:style-name="T77">Введение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7</text:span></text:p>
      <text:list text:style-name="WWNum5">
        <text:list-item text:start-value="1">
          <text:p text:style-name="P89"><text:span text:style-name="T90">Исследование предметной области</text:span><text:span text:style-name="T91"><text:tab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8</text:span></text:p>
        </text:list-item>
      </text:list>
      <text:p text:style-name="P98"><text:span text:style-name="T99">1.1 Устройство управления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8</text:span></text:p>
      <text:p text:style-name="P108"><text:span text:style-name="T109">1.2 Ассоциативная память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8</text:span></text:p>
      <text:p text:style-name="P118"><text:span text:style-name="T119">1.3 Адресация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9</text:span></text:p>
      <text:list text:style-name="WWNum5" text:continue-numbering="true">
        <text:list-item>
          <text:p text:style-name="P130"><text:span text:style-name="T131">Разработка устройства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11</text:span></text:p>
        </text:list-item>
      </text:list>
      <text:p text:style-name="P141"><text:span text:style-name="T142">2.1 Анализ исходных данных задания на курсовую работу</text:span><text:span text:style-name="T143"><text:tab/></text:span><text:span text:style-name="T144"><text:tab/></text:span><text:span text:style-name="T145"><text:tab/></text:span><text:span text:style-name="T146"><text:tab/>11</text:span></text:p>
      <text:p text:style-name="P147"><text:span text:style-name="T148">2.2Спецификация устройства на уровне «черного ящика»</text:span><text:span text:style-name="T149"><text:tab/></text:span><text:span text:style-name="T150"><text:tab/></text:span><text:span text:style-name="T151"><text:tab/></text:span><text:span text:style-name="T152"><text:tab/>11</text:span></text:p>
      <text:p text:style-name="P153"><text:span text:style-name="T154">2.3 Представление черного ящика в виде операционной и управляющей частей</text:span><text:span text:style-name="T155"><text:tab/>11</text:span></text:p>
      <text:p text:style-name="P156"><text:span text:style-name="T157">2.4 Разработка структуры операционной части устройства</text:span><text:span text:style-name="T158"><text:tab/></text:span><text:span text:style-name="T159"><text:tab/></text:span><text:span text:style-name="T160"><text:tab/></text:span><text:span text:style-name="T161"><text:tab/>12</text:span></text:p>
      <text:p text:style-name="P162"><text:span text:style-name="T163">2.5 Составление схемы алгоритма работы устройства и его микропрограммы</text:span><text:span text:style-name="T164"><text:tab/>14</text:span></text:p>
      <text:p text:style-name="P165"><text:bookmark-start text:name="_heading=h.gjdgxs"/><text:bookmark-end text:name="_heading=h.gjdgxs"/><text:span text:style-name="T166">2.6 Разработка схемы алгоритма работы<text:s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15</text:span></text:p>
      <text:p text:style-name="P173"><text:span text:style-name="T174">2.7 Составление полной спецификации устройства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19</text:span></text:p>
      <text:p text:style-name="P180"><text:span text:style-name="T181">2.8 Разработка фрагмента функциональной схемы вычитателя</text:span><text:span text:style-name="T182"><text:tab/></text:span><text:span text:style-name="T183"><text:tab/></text:span><text:span text:style-name="T184"><text:tab/>19</text:span></text:p>
      <text:p text:style-name="P185"><text:span text:style-name="T186">2.9 Контрольный пример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21</text:span></text:p>
      <text:p text:style-name="P195"><text:span text:style-name="T196">2.10 Временная диаграмма работы УУ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23</text:span></text:p>
      <text:p text:style-name="P204"><text:span text:style-name="T205">Заключение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24</text:span></text:p>
      <text:p text:style-name="P217"><text:span text:style-name="T218">Список литературы</text:span><text:span text:style-name="T219"><text:tab/></text:span><text:span text:style-name="T220"><text:tab/></text:span><text:span text:style-name="T221"><text:tab/></text:span><text:span text:style-name="T222"><text:tab/></text:span><text:span text:style-name="T223"><text:tab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25</text:span></text:p>
      <text:p text:style-name="P229"/>
      <text:p text:style-name="P230"/>
      <text:soft-page-break/>
      <text:p text:style-name="P231"><text:span text:style-name="T232">Введение</text:span></text:p>
      <text:p text:style-name="P233"/>
      <text:p text:style-name="P234"><text:bookmark-start text:name="_heading=h.30j0zll"/><text:bookmark-end text:name="_heading=h.30j0zll"/><text:span text:style-name="T235">Цель работы (проекта) –<text:s/></text:span><text:span text:style-name="T236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 выводимым на ШД, является весь байт</text:span><text:span text:style-name="T237">. Объектом исследования является устройство управления. Предметом исследования – алгоритм работы и структура устройства.</text:span></text:p>
      <text:p text:style-name="P238"><text:span text:style-name="T239">В работе представлена спецификация устройства на уровне «черного ящика», разработана схема алгоритма работы устройства и его микропрограммы, составлена полная спецификация устройства. Построена временная диаграмма работы устройства управления. Приведен листинг разработанной программы на языке программирования С и результаты расчета контрольного примера.</text:span></text:p>
      <text:soft-page-break/>
      <text:p text:style-name="P240"><text:span text:style-name="T241">1 Анализ предметной области</text:span></text:p>
      <text:p text:style-name="P242"/>
      <text:p text:style-name="P243">аываыв</text:p>
      <text:p text:style-name="P244"/>
      <text:p text:style-name="P245"/>
      <text:soft-page-break/>
      <text:p text:style-name="P246">2 Технология реализации</text:p>
      <text:p text:style-name="P247"/>
      <text:p text:style-name="P248">Ваываываы</text:p>
      <text:p text:style-name="P249"/>
      <text:soft-page-break/>
      <text:p text:style-name="P250"><text:span text:style-name="T251">Заключение</text:span></text:p>
      <text:p text:style-name="P252"><text:span text:style-name="T253">Задача курсовой работы – разработка алгоритма работы и структуры работы устройства для выполнения четырех команд</text:span></text:p>
      <text:p text:style-name="P254"><text:span text:style-name="T255">Поставленная задача выполнена. В ходе курсовой работы была изучена специальная литература, разработана структура ОЧ, алгоритм их работы, спецификация сигналов, фрагмент функциональной схемы УЧ, контрольный числовой пример и временная диаграмма работы устройства.</text:span></text:p>
      <text:p text:style-name="P256"/>
      <text:p text:style-name="P257"/>
      <text:soft-page-break/>
      <text:p text:style-name="P258"><text:span text:style-name="T259">Список используемой литературы</text:span></text:p>
      <text:p text:style-name="P260"/>
      <text:list text:style-name="WWNum4">
        <text:list-item text:start-value="1">
          <text:p text:style-name="P261"><text:span text:style-name="T262">Павловская Т.А. С/С++. Программирование на языке высокого уровня: Учеб. пособие. – СПб.:Питер, 2007. – 461 с.</text:span></text:p>
        </text:list-item>
        <text:list-item>
          <text:p text:style-name="P263"><text:span text:style-name="T264">Павловская Т.А., Щупак Ю.А. С/С++. Программирование на языке высокого уровня. Структурное программирование: Практикум. – СПб.:Питер, 2003. – 240 с.</text:span></text:p>
        </text:list-item>
        <text:list-item>
          <text:p text:style-name="P265"><text:span text:style-name="T266">Жмакин А. П. Архитектура ЭВМ: 2-е изд., перераб. и доп.: учеб. пособие. — СПб.: БХВ-Петербург, 2010. — 352 с.</text:span></text:p>
        </text:list-item>
      </text:list>
      <text:p text:style-name="P267"/>
      <text:p text:style-name="P268"/>
      <text:soft-page-break/>
      <text:p text:style-name="P269">Приложение А</text:p>
      <text:p text:style-name="P270"/>
      <text:p text:style-name="P271"><text:span text:style-name="T272">Листинг файла CMakeLists.txt</text:span><text:span text:style-name="T273">:</text:span></text:p>
      <text:p text:style-name="P274"><text:span text:style-name="T275">cmake_minimum_required</text:span><text:span text:style-name="T276">(</text:span><text:span text:style-name="T277">VERSION 3.20</text:span><text:span text:style-name="T278">)</text:span><text:span text:style-name="T279"><text:line-break/></text:span><text:span text:style-name="T280">project</text:span><text:span text:style-name="T281">(</text:span><text:span text:style-name="T282">sysprog C</text:span><text:span text:style-name="T283">)</text:span><text:span text:style-name="T284"><text:line-break/></text:span><text:span text:style-name="T285"><text:line-break/></text:span><text:span text:style-name="T286">set</text:span><text:span text:style-name="T287">(</text:span><text:span text:style-name="T288">CMAKE_C_STANDARD 11</text:span><text:span text:style-name="T289">)</text:span><text:span text:style-name="T290"><text:line-break/></text:span><text:span text:style-name="T291">set</text:span><text:span text:style-name="T292">(</text:span><text:span text:style-name="T293">THREADS_PREFER_PTHREAD_FLAG ON</text:span><text:span text:style-name="T294">)</text:span><text:span text:style-name="T295"><text:line-break/></text:span><text:span text:style-name="T296">find_package</text:span><text:span text:style-name="T297">(</text:span><text:span text:style-name="T298">Threads REQUIRED</text:span><text:span text:style-name="T299">)</text:span><text:span text:style-name="T300"><text:line-break/></text:span><text:span text:style-name="T301"><text:line-break/></text:span><text:span text:style-name="T302">include_directories</text:span><text:span text:style-name="T303">(</text:span><text:span text:style-name="T304">.</text:span><text:span text:style-name="T305">)</text:span><text:span text:style-name="T306"><text:line-break/></text:span><text:span text:style-name="T307"><text:line-break/></text:span><text:span text:style-name="T308">add_library</text:span><text:span text:style-name="T309">(</text:span><text:span text:style-name="T310">common server.h server.c client.h client.c consts.h</text:span><text:span text:style-name="T311">)</text:span><text:span text:style-name="T312"><text:line-break/></text:span><text:span text:style-name="T313"><text:line-break/></text:span><text:span text:style-name="T314">add_executable</text:span><text:span text:style-name="T315">(</text:span><text:span text:style-name="T316">server main_server.c</text:span><text:span text:style-name="T317">)</text:span><text:span text:style-name="T318"><text:line-break/></text:span><text:span text:style-name="T319">add_executable</text:span><text:span text:style-name="T320">(</text:span><text:span text:style-name="T321">client main_client.c</text:span><text:span text:style-name="T322">)</text:span><text:span text:style-name="T323"><text:line-break/></text:span><text:span text:style-name="T324">add_executable</text:span><text:span text:style-name="T325">(</text:span><text:span text:style-name="T326">work main_work.c</text:span><text:span text:style-name="T327">)</text:span><text:span text:style-name="T328"><text:line-break/></text:span><text:span text:style-name="T329"><text:line-break/></text:span><text:span text:style-name="T330">target_link_libraries</text:span><text:span text:style-name="T331">(</text:span><text:span text:style-name="T332">common PRIVATE m</text:span><text:span text:style-name="T333">)</text:span><text:span text:style-name="T334"><text:line-break/></text:span><text:span text:style-name="T335">target_link_libraries</text:span><text:span text:style-name="T336">(</text:span><text:span text:style-name="T337">server<text:s/></text:span><text:span text:style-name="T338">PRIVATE Threads::Threads common</text:span><text:span text:style-name="T339">)</text:span><text:span text:style-name="T340"><text:line-break/></text:span><text:span text:style-name="T341">target_link_libraries</text:span><text:span text:style-name="T342">(</text:span><text:span text:style-name="T343">client PRIVATE common</text:span><text:span text:style-name="T344">)</text:span><text:span text:style-name="T345"><text:line-break/></text:span><text:span text:style-name="T346">target_link_libraries</text:span><text:span text:style-name="T347">(</text:span><text:span text:style-name="T348">work PRIVATE Threads::Threads common</text:span><text:span text:style-name="T349">)</text:span></text:p>
      <text:p text:style-name="P350"/>
      <text:p text:style-name="P351"/>
      <text:p text:style-name="P352">Приложение Б</text:p>
      <text:p text:style-name="P353"/>
      <text:p text:style-name="P354">Листинг файла client.h:</text:p>
      <text:p text:style-name="P355"><text:span text:style-name="T356">#pragma<text:s/></text:span><text:span text:style-name="T357">once</text:span><text:span text:style-name="T358"><text:line-break/></text:span><text:span text:style-name="T359"><text:line-break/></text:span><text:span text:style-name="T360">void<text:s/></text:span><text:span text:style-name="T361">client_run</text:span><text:span text:style-name="T362">();</text:span></text:p>
      <text:p text:style-name="P363"/>
      <text:p text:style-name="P364"><text:span text:style-name="T365">Листинг</text:span><text:span text:style-name="T366"><text:s/></text:span><text:span text:style-name="T367">файла</text:span><text:span text:style-name="T368"><text:s/>client.c:</text:span></text:p>
      <text:p text:style-name="P369"><text:span text:style-name="T370">#include<text:s/></text:span><text:span text:style-name="T371">"client.h"</text:span><text:span text:style-name="T372"><text:line-break/></text:span><text:span text:style-name="T373"><text:line-break/></text:span><text:span text:style-name="T374">#include<text:s/></text:span><text:span text:style-name="T375">&lt;stdio.h&gt;</text:span><text:span text:style-name="T376"><text:line-break/></text:span><text:span text:style-name="T377">#include<text:s/></text:span><text:span text:style-name="T378">&lt;unistd.h&gt;</text:span><text:span text:style-name="T379"><text:line-break/></text:span><text:span text:style-name="T380">#include<text:s/></text:span><text:span text:style-name="T381">&lt;string.h&gt;</text:span><text:span text:style-name="T382"><text:line-break/></text:span><text:span text:style-name="T383">#include<text:s/></text:span><text:span text:style-name="T384">&lt;sys/socket.h&gt;</text:span><text:span text:style-name="T385"><text:line-break/></text:span><text:span text:style-name="T386">#include<text:s/></text:span><text:span text:style-name="T387">&lt;netinet/in.h&gt;</text:span><text:span text:style-name="T388"><text:line-break/></text:span><text:span text:style-name="T389"><text:line-break/></text:span><text:span text:style-name="T390">void<text:s/></text:span><text:span text:style-name="T391">client_run</text:span><text:span text:style-name="T392">() {</text:span><text:span text:style-name="T393"><text:line-break/></text:span><text:span text:style-name="T394"><text:s text:c="4"/></text:span><text:span text:style-name="T395">size_t<text:s/></text:span><text:span text:style-name="T396">buf_size<text:s/></text:span><text:span text:style-name="T397">=<text:s/></text:span><text:span text:style-name="T398">1024</text:span><text:span text:style-name="T399">;</text:span><text:span text:style-name="T400"><text:line-break/></text:span><text:span text:style-name="T401"><text:s text:c="4"/></text:span><text:span text:style-name="T402">char<text:s/></text:span><text:span text:style-name="T403">buf</text:span><text:span text:style-name="T404">[</text:span><text:span text:style-name="T405">1024</text:span><text:span text:style-name="T406">];</text:span><text:span text:style-name="T407"><text:line-break/></text:span><text:span text:style-name="T408"><text:s text:c="4"/></text:span><text:span text:style-name="T409">char<text:s/></text:span><text:span text:style-name="T410">*</text:span><text:span text:style-name="T411">buff<text:s/></text:span><text:span text:style-name="T412">=<text:s/></text:span><text:span text:style-name="T413">buf</text:span><text:span text:style-name="T414">;</text:span><text:span text:style-name="T415"><text:line-break/></text:span><text:span text:style-name="T416"><text:line-break/></text:span><text:span text:style-name="T417"><text:s text:c="4"/></text:span><text:span text:style-name="T418">int<text:s/></text:span><text:span text:style-name="T419">sock</text:span><text:span text:style-name="T420">;</text:span><text:span text:style-name="T421"><text:line-break/></text:span><text:span text:style-name="T422"><text:s text:c="4"/></text:span><text:span text:style-name="T423">struct<text:s/></text:span><text:span text:style-name="T424">sockaddr_in<text:s/></text:span><text:span text:style-name="T425">addr</text:span><text:span text:style-name="T426">;</text:span><text:span text:style-name="T427"><text:line-break/></text:span><text:span text:style-name="T428"><text:line-break/></text:span><text:span text:style-name="T429"><text:s text:c="4"/></text:span><text:span text:style-name="T430">do<text:s/></text:span><text:span text:style-name="T431">{</text:span><text:span text:style-name="T432"><text:line-break/></text:span><text:span text:style-name="T433"><text:s text:c="8"/></text:span><text:span text:style-name="T434">sock<text:s/></text:span><text:span text:style-name="T435">= socket(</text:span><text:span text:style-name="T436">AF_INET</text:span><text:span text:style-name="T437">,<text:s/></text:span><text:span text:style-name="T438">SOCK_STREAM</text:span><text:span text:style-name="T439">,<text:s/></text:span><text:span text:style-name="T440">0</text:span><text:span text:style-name="T441">);</text:span><text:span text:style-name="T442"><text:line-break/></text:span><text:span text:style-name="T443"><text:s text:c="8"/></text:span><text:span text:style-name="T444">if<text:s/></text:span><text:span text:style-name="T445">(</text:span><text:span text:style-name="T446">sock<text:s/></text:span><text:span text:style-name="T447">&lt;<text:s/></text:span><text:span text:style-name="T448">0</text:span><text:span text:style-name="T449">) {</text:span><text:span text:style-name="T450"><text:line-break/></text:span><text:span text:style-name="T451"><text:s text:c="12"/>usleep(</text:span><text:span text:style-name="T452">100</text:span><text:span text:style-name="T453">);</text:span><text:span text:style-name="T454"><text:line-break/></text:span><text:span text:style-name="T455"><text:s text:c="8"/>}</text:span><text:span text:style-name="T456"><text:line-break/></text:span><text:span text:style-name="T457"><text:s text:c="4"/>}<text:s/></text:span><text:span text:style-name="T458">while<text:s/></text:span><text:span text:style-name="T459">(</text:span><text:span text:style-name="T460">sock<text:s/></text:span><text:span text:style-name="T461">&lt;<text:s/></text:span><text:span text:style-name="T462">0</text:span><text:span text:style-name="T463">);</text:span><text:span text:style-name="T464"><text:line-break/></text:span><text:span text:style-name="T465"><text:line-break/></text:span><text:span text:style-name="T466"><text:s text:c="4"/></text:span><text:span text:style-name="T467">addr</text:span><text:span text:style-name="T468">.</text:span><text:span text:style-name="T469">sin_family<text:s/></text:span><text:span text:style-name="T470">=<text:s/></text:span><text:span text:style-name="T471">AF_INET</text:span><text:span text:style-name="T472">;</text:span><text:span text:style-name="T473"><text:line-break/></text:span><text:span text:style-name="T474"><text:s text:c="4"/></text:span><text:span text:style-name="T475">addr</text:span><text:span text:style-name="T476">.</text:span><text:span text:style-name="T477">sin_port<text:s/></text:span><text:span text:style-name="T478">= htons(</text:span><text:span text:style-name="T479">3456</text:span><text:span text:style-name="T480">);</text:span><text:span text:style-name="T481"><text:line-break/></text:span><text:span text:style-name="T482"><text:s text:c="4"/></text:span><text:span text:style-name="T483">addr</text:span><text:span text:style-name="T484">.</text:span><text:span text:style-name="T485">sin_addr</text:span><text:span text:style-name="T486">.</text:span><text:span text:style-name="T487">s_addr<text:s/></text:span><text:span text:style-name="T488">=<text:s/></text:span><text:span text:style-name="T489">htonl(</text:span><text:span text:style-name="T490">INADDR_LOOPBACK</text:span><text:span text:style-name="T491">);</text:span><text:span text:style-name="T492"><text:line-break/></text:span><text:span text:style-name="T493"><text:s text:c="4"/></text:span><text:span text:style-name="T494">int<text:s/></text:span><text:span text:style-name="T495">isConnect</text:span><text:span text:style-name="T496">;</text:span><text:span text:style-name="T497"><text:line-break/></text:span><text:span text:style-name="T498"><text:s text:c="4"/></text:span><text:span text:style-name="T499">do<text:s/></text:span><text:span text:style-name="T500">{</text:span><text:span text:style-name="T501"><text:line-break/></text:span><text:span text:style-name="T502"><text:s text:c="8"/></text:span><text:span text:style-name="T503">isConnect<text:s/></text:span><text:span text:style-name="T504">= connect(</text:span><text:span text:style-name="T505">sock</text:span><text:span text:style-name="T506">, (</text:span><text:span text:style-name="T507">struct<text:s/></text:span><text:span text:style-name="T508">sockaddr<text:s/></text:span><text:span text:style-name="T509">*) &amp;</text:span><text:span text:style-name="T510">addr</text:span><text:span text:style-name="T511">,<text:s/></text:span><text:span text:style-name="T512">sizeof</text:span><text:span text:style-name="T513">(</text:span><text:span text:style-name="T514">addr</text:span><text:span text:style-name="T515">));</text:span><text:span text:style-name="T516"><text:line-break/></text:span><text:span text:style-name="T517"><text:s text:c="8"/></text:span><text:span text:style-name="T518">if<text:s/></text:span><text:span text:style-name="T519">(</text:span><text:span text:style-name="T520">isConnect<text:s/></text:span><text:span text:style-name="T521">&lt;<text:s/></text:span><text:span text:style-name="T522">0</text:span><text:span text:style-name="T523">) {</text:span><text:span text:style-name="T524"><text:line-break/></text:span><text:span text:style-name="T525"><text:s text:c="12"/>usleep(</text:span><text:span text:style-name="T526">100</text:span><text:span text:style-name="T527">);</text:span><text:span text:style-name="T528"><text:line-break/></text:span><text:span text:style-name="T529"><text:s text:c="8"/>}</text:span><text:span text:style-name="T530"><text:line-break/></text:span><text:span text:style-name="T531"><text:s text:c="4"/>}<text:s/></text:span><text:span text:style-name="T532">while<text:s/></text:span><text:span text:style-name="T533">(</text:span><text:span text:style-name="T534">isConnect<text:s/></text:span><text:span text:style-name="T535">&lt;<text:s/></text:span><text:span text:style-name="T536">0</text:span><text:span text:style-name="T537">);</text:span><text:span text:style-name="T538"><text:line-break/></text:span><text:span text:style-name="T539"><text:line-break/></text:span><text:span text:style-name="T540"><text:s text:c="4"/>printf(</text:span><text:span text:style-name="T541">"</text:span><text:span text:style-name="T542">Клиент</text:span><text:span text:style-name="T543">: "</text:span><text:span text:style-name="T544">);</text:span><text:span text:style-name="T545"><text:line-break/></text:span><text:span text:style-name="T546"><text:s text:c="4"/></text:span><text:span text:style-name="T547">scanf(</text:span><text:span text:style-name="T548">"%s"</text:span><text:span text:style-name="T549">,<text:s/></text:span><text:span text:style-name="T550">buff</text:span><text:span text:style-name="T551">);</text:span><text:span text:style-name="T552"><text:line-break/></text:span><text:span text:style-name="T553"><text:s text:c="4"/>getchar();</text:span><text:span text:style-name="T554"><text:line-break/></text:span><text:span text:style-name="T555"><text:s text:c="4"/>send(</text:span><text:span text:style-name="T556">sock</text:span><text:span text:style-name="T557">,<text:s/></text:span><text:span text:style-name="T558">buf</text:span><text:span text:style-name="T559">, strlen(</text:span><text:span text:style-name="T560">buf</text:span><text:span text:style-name="T561">),<text:s/></text:span><text:span text:style-name="T562">0</text:span><text:span text:style-name="T563">);</text:span><text:span text:style-name="T564"><text:line-break/></text:span><text:span text:style-name="T565"><text:s text:c="4"/>memset(</text:span><text:span text:style-name="T566">buf</text:span><text:span text:style-name="T567">,<text:s/></text:span><text:span text:style-name="T568">'</text:span><text:span text:style-name="T569">\0</text:span><text:span text:style-name="T570">'</text:span><text:span text:style-name="T571">,<text:s/></text:span><text:span text:style-name="T572">buf_size</text:span><text:span text:style-name="T573">);</text:span><text:span text:style-name="T574"><text:line-break/></text:span><text:span text:style-name="T575"><text:s text:c="4"/>recv(</text:span><text:span text:style-name="T576">sock</text:span><text:span text:style-name="T577">,<text:s/></text:span><text:span text:style-name="T578">buf</text:span><text:span text:style-name="T579">,<text:s/></text:span><text:span text:style-name="T580">sizeof</text:span><text:span text:style-name="T581">(</text:span><text:span text:style-name="T582">buf</text:span><text:span text:style-name="T583">),<text:s/></text:span><text:span text:style-name="T584">0</text:span><text:span text:style-name="T585">);</text:span><text:span text:style-name="T586"><text:line-break/></text:span><text:span text:style-name="T587"><text:s text:c="4"/>printf(</text:span><text:span text:style-name="T588">"</text:span><text:span text:style-name="T589">Сервер</text:span><text:span text:style-name="T590">: %s</text:span><text:span text:style-name="T591">\n</text:span><text:span text:style-name="T592">"</text:span><text:span text:style-name="T593">,<text:s/></text:span><text:span text:style-name="T594">buf</text:span><text:span text:style-name="T595">);</text:span><text:span text:style-name="T596"><text:line-break/></text:span><text:span text:style-name="T597"><text:line-break/></text:span><text:span text:style-name="T598"><text:s text:c="4"/>close(</text:span><text:span text:style-name="T599">sock</text:span><text:span text:style-name="T600">);</text:span><text:span text:style-name="T601"><text:line-break/></text:span><text:span text:style-name="T602">}</text:span><text:span text:style-name="T603"><text:line-break/></text:span></text:p>
      <text:p text:style-name="P604"/>
      <text:p text:style-name="P605"><text:span text:style-name="T606">Листинг</text:span><text:span text:style-name="T607"><text:s/></text:span><text:span text:style-name="T608">файла</text:span><text:span text:style-name="T609"><text:s/>server.h:</text:span></text:p>
      <text:p text:style-name="P610"><text:span text:style-name="T611">#pragma<text:s/></text:span><text:span text:style-name="T612">once</text:span><text:span text:style-name="T613"><text:line-break/></text:span><text:span text:style-name="T614"><text:line-break/></text:span><text:span text:style-name="T615">void<text:s/></text:span><text:span text:style-name="T616">server_run</text:span><text:span text:style-name="T617">(</text:span><text:span text:style-name="T618">int<text:s/></text:span><text:span text:style-name="T619">logged);</text:span><text:span text:style-name="T620"><text:line-break/></text:span></text:p>
      <text:p text:style-name="P621"><text:span text:style-name="T622">Листинг</text:span><text:span text:style-name="T623"><text:s/></text:span><text:span text:style-name="T624">файла</text:span><text:span text:style-name="T625"><text:s/>server.c</text:span><text:span text:style-name="T626">:</text:span></text:p>
      <text:p text:style-name="P627"><text:span text:style-name="T628">#include<text:s/></text:span><text:span text:style-name="T629">"server.h"</text:span><text:span text:style-name="T630"><text:line-break/></text:span><text:span text:style-name="T631">#include<text:s/></text:span><text:span text:style-name="T632">"consts.h"</text:span><text:span text:style-name="T633"><text:line-break/></text:span><text:span text:style-name="T634"><text:line-break/></text:span><text:span text:style-name="T635">#include<text:s/></text:span><text:span text:style-name="T636">&lt;stdio.h&gt;</text:span><text:span text:style-name="T637"><text:line-break/></text:span><text:span text:style-name="T638">#include<text:s/></text:span><text:span text:style-name="T639">&lt;stdlib.h&gt;</text:span><text:span text:style-name="T640"><text:line-break/></text:span><text:span text:style-name="T641">#include<text:s/></text:span><text:span text:style-name="T642">&lt;string.h&gt;</text:span><text:span text:style-name="T643"><text:line-break/></text:span><text:span text:style-name="T644">#include<text:s/></text:span><text:span text:style-name="T645">&lt;pthread.h&gt;</text:span><text:span text:style-name="T646"><text:line-break/></text:span><text:span text:style-name="T647">#include<text:s/></text:span><text:span text:style-name="T648">&lt;sys/ipc.h&gt;</text:span><text:span text:style-name="T649"><text:line-break/></text:span><text:span text:style-name="T650">#include<text:s/></text:span><text:span text:style-name="T651">&lt;sys/sem.h&gt;</text:span><text:span text:style-name="T652"><text:line-break/></text:span><text:span text:style-name="T653">#include<text:s/></text:span><text:span text:style-name="T654">&lt;sys/types.h&gt;</text:span><text:span text:style-name="T655"><text:line-break/></text:span><text:span text:style-name="T656">#include<text:s/></text:span><text:span text:style-name="T657">&lt;sys/socket.h&gt;</text:span><text:span text:style-name="T658"><text:line-break/></text:span><text:span text:style-name="T659">#include<text:s/></text:span><text:span text:style-name="T660">&lt;netinet/in.h&gt;</text:span><text:span text:style-name="T661"><text:line-break/></text:span><text:span text:style-name="T662"><text:line-break/></text:span><text:span text:style-name="T663">void<text:s/></text:span><text:span text:style-name="T664">server_run</text:span><text:span text:style-name="T665">(</text:span><text:span text:style-name="T666">int<text:s/></text:span><text:span text:style-name="T667">logged) {</text:span><text:span text:style-name="T668"><text:line-break/></text:span><text:span text:style-name="T669"><text:s text:c="4"/></text:span><text:span text:style-name="T670">int<text:s/></text:span><text:span text:style-name="T671">listener</text:span><text:span text:style-name="T672">;</text:span><text:span text:style-name="T673"><text:line-break/></text:span><text:span text:style-name="T674"><text:s text:c="4"/></text:span><text:span text:style-name="T675">struct<text:s/></text:span><text:span text:style-name="T676">sockaddr_in<text:s/></text:span><text:span text:style-name="T677">addr</text:span><text:span text:style-name="T678">;</text:span><text:span text:style-name="T679"><text:line-break/></text:span><text:span text:style-name="T680"><text:s text:c="4"/></text:span><text:span text:style-name="T681">resources_t<text:s/></text:span><text:span text:style-name="T682">resources<text:s/></text:span><text:span text:style-name="T683">= {{}, logged,<text:s/></text:span><text:span text:style-name="T684">0</text:span><text:span text:style-name="T685">,<text:s/></text:span><text:span text:style-name="T686">0</text:span><text:span text:style-name="T687">};</text:span><text:span text:style-name="T688"><text:line-break/></text:span><text:span text:style-name="T689"><text:s text:c="4"/>sem_init(&amp;</text:span><text:span text:style-name="T690">resources</text:span><text:span text:style-name="T691">.</text:span><text:span text:style-name="T692">semaphore</text:span><text:span text:style-name="T693">,<text:s/></text:span><text:span text:style-name="T694">0</text:span><text:span text:style-name="T695">,<text:s/></text:span><text:span text:style-name="T696">1</text:span><text:span text:style-name="T697">);</text:span><text:span text:style-name="T698"><text:line-break/></text:span><text:span text:style-name="T699"><text:line-break/></text:span><text:span text:style-name="T700"><text:s text:c="4"/></text:span><text:span text:style-name="T701">listener<text:s/></text:span><text:span text:style-name="T702">= socket(</text:span><text:span text:style-name="T703">AF_INET</text:span><text:span text:style-name="T704">,<text:s/></text:span><text:span text:style-name="T705">SOCK_STREAM</text:span><text:span text:style-name="T706">,<text:s/></text:span><text:span text:style-name="T707">0</text:span><text:span text:style-name="T708">);</text:span><text:span text:style-name="T709"><text:line-break/></text:span><text:span text:style-name="T710"><text:s text:c="4"/></text:span><text:span text:style-name="T711">if<text:s/></text:span><text:span text:style-name="T712">(</text:span><text:span text:style-name="T713">listener<text:s/></text:span><text:span text:style-name="T714">&lt;<text:s/></text:span><text:span text:style-name="T715">0</text:span><text:span text:style-name="T716">) {</text:span><text:span text:style-name="T717"><text:line-break/></text:span><text:span text:style-name="T718"><text:s text:c="8"/>perror(</text:span><text:span text:style-name="T719">"socket"</text:span><text:span text:style-name="T720">);</text:span><text:span text:style-name="T721"><text:line-break/></text:span><text:span text:style-name="T722"><text:s text:c="8"/>exit(</text:span><text:span text:style-name="T723">1</text:span><text:span text:style-name="T724">);</text:span><text:span text:style-name="T725"><text:line-break/></text:span><text:span text:style-name="T726"><text:s text:c="4"/>}</text:span><text:span text:style-name="T727"><text:line-break/></text:span><text:span text:style-name="T728"><text:line-break/></text:span><text:span text:style-name="T729"><text:s text:c="4"/></text:span><text:span text:style-name="T730">addr</text:span><text:span text:style-name="T731">.</text:span><text:span text:style-name="T732">sin_family<text:s/></text:span><text:span text:style-name="T733">=<text:s/></text:span><text:span text:style-name="T734">AF_INET</text:span><text:span text:style-name="T735">;</text:span><text:span text:style-name="T736"><text:line-break/></text:span><text:span text:style-name="T737"><text:s text:c="4"/></text:span><text:span text:style-name="T738">addr</text:span><text:span text:style-name="T739">.</text:span><text:span text:style-name="T740">sin_port<text:s/></text:span><text:span text:style-name="T741">= htons(</text:span><text:span text:style-name="T742">PORT</text:span><text:span text:style-name="T743">);</text:span><text:span text:style-name="T744"><text:line-break/></text:span><text:span text:style-name="T745"><text:s text:c="4"/></text:span><text:span text:style-name="T746">addr</text:span><text:span text:style-name="T747">.</text:span><text:span text:style-name="T748">sin_addr</text:span><text:span text:style-name="T749">.</text:span><text:span text:style-name="T750">s_addr<text:s/></text:span><text:span text:style-name="T751">= htonl(</text:span><text:span text:style-name="T752">INADDR_ANY</text:span><text:span text:style-name="T753">);</text:span><text:span text:style-name="T754"><text:line-break/></text:span><text:span text:style-name="T755"><text:s text:c="4"/></text:span><text:span text:style-name="T756">if<text:s/></text:span><text:span text:style-name="T757">(bind(</text:span><text:span text:style-name="T758">listener</text:span><text:span text:style-name="T759">, (</text:span><text:span text:style-name="T760">struct<text:s/></text:span><text:span text:style-name="T761">sockaddr<text:s/></text:span><text:span text:style-name="T762">*)&amp;</text:span><text:span text:style-name="T763">addr</text:span><text:span text:style-name="T764">,<text:s/></text:span><text:span text:style-name="T765">sizeof</text:span><text:span text:style-name="T766">(</text:span><text:span text:style-name="T767">addr</text:span><text:span text:style-name="T768">)) &lt;<text:s/></text:span><text:span text:style-name="T769">0</text:span><text:span text:style-name="T770">) {</text:span><text:span text:style-name="T771"><text:line-break/></text:span><text:span text:style-name="T772"><text:s text:c="8"/>perror(</text:span><text:span text:style-name="T773">"bind"</text:span><text:span text:style-name="T774">);</text:span><text:span text:style-name="T775"><text:line-break/></text:span><text:span text:style-name="T776"><text:s text:c="8"/>exit(</text:span><text:span text:style-name="T777">2</text:span><text:span text:style-name="T778">);</text:span><text:span text:style-name="T779"><text:line-break/></text:span><text:span text:style-name="T780"><text:s text:c="4"/>}</text:span><text:span text:style-name="T781"><text:line-break/></text:span><text:span text:style-name="T782"><text:line-break/></text:span><text:span text:style-name="T783"><text:s text:c="4"/>listen(</text:span><text:span text:style-name="T784">listener</text:span><text:span text:style-name="T785">,<text:s/></text:span><text:span text:style-name="T786">1</text:span><text:span text:style-name="T787">);</text:span><text:span text:style-name="T788"><text:line-break/></text:span><text:span text:style-name="T789"><text:line-break/></text:span><text:span text:style-name="T790"><text:s text:c="4"/></text:span><text:span text:style-name="T791">while<text:s/></text:span><text:span text:style-name="T792">(</text:span><text:span text:style-name="T793">1</text:span><text:span text:style-name="T794">) {</text:span><text:span text:style-name="T795"><text:line-break/></text:span><text:span text:style-name="T796"><text:s text:c="8"/></text:span><text:span text:style-name="T797">thread_data_t<text:s/></text:span><text:span text:style-name="T798">*</text:span><text:span text:style-name="T799">data<text:s/></text:span><text:span text:style-name="T800">= malloc(</text:span><text:span text:style-name="T801">sizeof</text:span><text:span text:style-name="T802">(</text:span><text:span text:style-name="T803">thread_data_t</text:span><text:span text:style-name="T804">));</text:span><text:span text:style-name="T805"><text:line-break/></text:span><text:span text:style-name="T806"><text:s text:c="8"/></text:span><text:span text:style-name="T807">data</text:span><text:span text:style-name="T808">-&gt;</text:span><text:span text:style-name="T809">socket<text:s/></text:span><text:span text:style-name="T810">= accept(</text:span><text:span text:style-name="T811">listener</text:span><text:span text:style-name="T812">,<text:s/></text:span><text:span text:style-name="T813">0</text:span><text:span text:style-name="T814">,<text:s/></text:span><text:span text:style-name="T815">0</text:span><text:span text:style-name="T816">);</text:span><text:span text:style-name="T817"><text:line-break/></text:span><text:span text:style-name="T818"><text:s text:c="8"/></text:span><text:span text:style-name="T819">data</text:span><text:span text:style-name="T820">-&gt;</text:span><text:span text:style-name="T821">resources<text:s/></text:span><text:span text:style-name="T822">= &amp;</text:span><text:span text:style-name="T823">resources</text:span><text:span text:style-name="T824">;</text:span><text:span text:style-name="T825"><text:line-break/></text:span><text:span text:style-name="T826"><text:s text:c="8"/></text:span><text:span text:style-name="T827">pthread_t<text:s/></text:span><text:span text:style-name="T828">thread</text:span><text:span text:style-name="T829">;</text:span><text:span text:style-name="T830"><text:line-break/></text:span><text:span text:style-name="T831"><text:s text:c="8"/></text:span><text:span text:style-name="T832">if</text:span><text:span text:style-name="T833">(pthread_create(&amp;</text:span><text:span text:style-name="T834">thread</text:span><text:span text:style-name="T835">,<text:s/></text:span><text:span text:style-name="T836">NULL</text:span><text:span text:style-name="T837">, &amp;socket_thread,<text:s/></text:span><text:span text:style-name="T838">data</text:span><text:span text:style-name="T839">)) {</text:span><text:span text:style-name="T840"><text:line-break/></text:span><text:span text:style-name="T841"><text:s text:c="12"/>exit(-</text:span><text:span text:style-name="T842">1</text:span><text:span text:style-name="T843">);</text:span><text:span text:style-name="T844"><text:line-break/></text:span><text:span text:style-name="T845"><text:s text:c="8"/>}</text:span><text:span text:style-name="T846"><text:line-break/></text:span><text:span text:style-name="T847"><text:s text:c="4"/>}</text:span><text:span text:style-name="T848"><text:line-break/></text:span><text:span text:style-name="T849">}</text:span><text:span text:style-name="T850"><text:line-break/></text:span><text:span text:style-name="T851"><text:line-break/></text:span><text:span text:style-name="T852">void<text:s/></text:span><text:span text:style-name="T853">*</text:span><text:span text:style-name="T854">socket_thread</text:span><text:span text:style-name="T855">(</text:span><text:span text:style-name="T856">void<text:s/></text:span><text:span text:style-name="T857">*arg) {</text:span><text:span text:style-name="T858"><text:line-break/></text:span><text:span text:style-name="T859"><text:s text:c="4"/></text:span><text:span text:style-name="T860">char<text:s/></text:span><text:span text:style-name="T861">buf</text:span><text:span text:style-name="T862">[</text:span><text:span text:style-name="T863">1024</text:span><text:span text:style-name="T864">];</text:span><text:span text:style-name="T865"><text:line-break/></text:span><text:span text:style-name="T866"><text:s text:c="4"/></text:span><text:span text:style-name="T867">int<text:s/></text:span><text:span text:style-name="T868">bytes_read</text:span><text:span text:style-name="T869">;</text:span><text:span text:style-name="T870"><text:line-break/></text:span><text:span text:style-name="T871"><text:s text:c="4"/></text:span><text:span text:style-name="T872">thread_data_t<text:s/></text:span><text:span text:style-name="T873">*</text:span><text:span text:style-name="T874">data<text:s/></text:span><text:span text:style-name="T875">= (</text:span><text:span text:style-name="T876">thread_data_t</text:span><text:span text:style-name="T877">*)arg;</text:span><text:span text:style-name="T878"><text:line-break/></text:span><text:span text:style-name="T879"><text:line-break/></text:span><text:span text:style-name="T880"><text:s text:c="4"/></text:span><text:span text:style-name="T881">if<text:s/></text:span><text:span text:style-name="T882">(</text:span><text:span text:style-name="T883">data</text:span><text:span text:style-name="T884">-&gt;</text:span><text:span text:style-name="T885">socket<text:s/></text:span><text:span text:style-name="T886">&lt;<text:s/></text:span><text:span text:style-name="T887">0</text:span><text:span text:style-name="T888">) {</text:span><text:span text:style-name="T889"><text:line-break/></text:span><text:soft-page-break/><text:span text:style-name="T890"><text:s text:c="8"/>perror(</text:span><text:span text:style-name="T891">"accept"</text:span><text:span text:style-name="T892">);</text:span><text:span text:style-name="T893"><text:line-break/></text:span><text:span text:style-name="T894"><text:s text:c="8"/>exit(</text:span><text:span text:style-name="T895">3</text:span><text:span text:style-name="T896">);</text:span><text:span text:style-name="T897"><text:line-break/></text:span><text:span text:style-name="T898"><text:s text:c="4"/>}</text:span><text:span text:style-name="T899"><text:line-break/></text:span><text:span text:style-name="T900"><text:line-break/></text:span><text:span text:style-name="T901"><text:s text:c="4"/></text:span><text:span text:style-name="T902">while<text:s/></text:span><text:span text:style-name="T903">(</text:span><text:span text:style-name="T904">1</text:span><text:span text:style-name="T905">) {</text:span><text:span text:style-name="T906"><text:line-break/></text:span><text:span text:style-name="T907"><text:s text:c="8"/>memset(</text:span><text:span text:style-name="T908">buf</text:span><text:span text:style-name="T909">,<text:s/></text:span><text:span text:style-name="T910">'</text:span><text:span text:style-name="T911">\0</text:span><text:span text:style-name="T912">'</text:span><text:span text:style-name="T913">,<text:s/></text:span><text:span text:style-name="T914">1024</text:span><text:span text:style-name="T915">);</text:span><text:span text:style-name="T916"><text:line-break/></text:span><text:span text:style-name="T917"><text:s text:c="8"/></text:span><text:span text:style-name="T918">bytes_read<text:s/></text:span><text:span text:style-name="T919">= recv(</text:span><text:span text:style-name="T920">data</text:span><text:span text:style-name="T921">-&gt;</text:span><text:span text:style-name="T922">socket</text:span><text:span text:style-name="T923">,<text:s/></text:span><text:span text:style-name="T924">buf</text:span><text:span text:style-name="T925">,<text:s/></text:span><text:span text:style-name="T926">1024</text:span><text:span text:style-name="T927">,<text:s/></text:span><text:span text:style-name="T928">0</text:span><text:span text:style-name="T929">);</text:span><text:span text:style-name="T930"><text:line-break/></text:span><text:span text:style-name="T931"><text:s text:c="8"/></text:span><text:span text:style-name="T932">if</text:span><text:span text:style-name="T933">(</text:span><text:span text:style-name="T934">bytes_read<text:s/></text:span><text:span text:style-name="T935">&lt;=<text:s/></text:span><text:span text:style-name="T936">0</text:span><text:span text:style-name="T937">)<text:s/></text:span><text:span text:style-name="T938">break</text:span><text:span text:style-name="T939">;</text:span><text:span text:style-name="T940"><text:line-break/></text:span><text:span text:style-name="T941"><text:s text:c="8"/></text:span><text:span text:style-name="T942">else<text:s/></text:span><text:span text:style-name="T943">{</text:span><text:span text:style-name="T944"><text:line-break/></text:span><text:span text:style-name="T945"><text:s text:c="12"/>sem_wait(&amp;</text:span><text:span text:style-name="T946">data</text:span><text:span text:style-name="T947">-&gt;</text:span><text:span text:style-name="T948">resources</text:span><text:span text:style-name="T949">-&gt;</text:span><text:span text:style-name="T950">semaphore</text:span><text:span text:style-name="T951">);</text:span><text:span text:style-name="T952"><text:line-break/></text:span><text:span text:style-name="T953"><text:s text:c="12"/></text:span><text:span text:style-name="T954">int<text:s/></text:span><text:span text:style-name="T955">client_number</text:span><text:span text:style-name="T956">;</text:span><text:span text:style-name="T957"><text:line-break/></text:span><text:span text:style-name="T958"><text:s text:c="12"/></text:span><text:span text:style-name="T959">if<text:s/></text:span><text:span text:style-name="T960">(isNumber(</text:span><text:span text:style-name="T961">buf</text:span><text:span text:style-name="T962">, &amp;</text:span><text:span text:style-name="T963">client_number</text:span><text:span text:style-name="T964">)) {</text:span><text:span text:style-name="T965"><text:line-break/></text:span><text:span text:style-name="T966"><text:s text:c="16"/></text:span><text:span text:style-name="T967">char<text:s/></text:span><text:span text:style-name="T968">*</text:span><text:span text:style-name="T969">number<text:s/></text:span><text:span text:style-name="T970">= numberToString(</text:span><text:span text:style-name="T971">data</text:span><text:span text:style-name="T972">-&gt;</text:span><text:span text:style-name="T973">resources</text:span><text:span text:style-name="T974">-&gt;</text:span><text:span text:style-name="T975">sum<text:s/></text:span><text:span text:style-name="T976">+=<text:s/></text:span><text:span text:style-name="T977">client_number</text:span><text:span text:style-name="T978">);</text:span><text:span text:style-name="T979"><text:line-break/></text:span><text:span text:style-name="T980"><text:s text:c="16"/>++</text:span><text:span text:style-name="T981">data</text:span><text:span text:style-name="T982">-&gt;</text:span><text:span text:style-name="T983">resources</text:span><text:span text:style-name="T984">-&gt;</text:span><text:span text:style-name="T985">i</text:span><text:span text:style-name="T986">;</text:span><text:span text:style-name="T987"><text:line-break/></text:span><text:span text:style-name="T988"><text:s/></text:span><text:span text:style-name="T989"><text:s text:c="15"/></text:span><text:span text:style-name="T990">if<text:s/></text:span><text:span text:style-name="T991">(</text:span><text:span text:style-name="T992">data</text:span><text:span text:style-name="T993">-&gt;</text:span><text:span text:style-name="T994">resources</text:span><text:span text:style-name="T995">-&gt;</text:span><text:span text:style-name="T996">logged</text:span><text:span text:style-name="T997">) {</text:span><text:span text:style-name="T998"><text:line-break/></text:span><text:span text:style-name="T999"><text:s text:c="20"/>printf(</text:span><text:span text:style-name="T1000">"</text:span><text:span text:style-name="T1001">Клиент</text:span><text:span text:style-name="T1002"><text:s/>%d: %s</text:span><text:span text:style-name="T1003">\n</text:span><text:span text:style-name="T1004">Текущая</text:span><text:span text:style-name="T1005"><text:s/></text:span><text:span text:style-name="T1006">сумма</text:span><text:span text:style-name="T1007">: %d</text:span><text:span text:style-name="T1008">\n</text:span><text:span text:style-name="T1009">"</text:span><text:span text:style-name="T1010">,</text:span><text:span text:style-name="T1011"><text:line-break/></text:span><text:span text:style-name="T1012"><text:s text:c="27"/></text:span><text:span text:style-name="T1013">data</text:span><text:span text:style-name="T1014">-&gt;</text:span><text:span text:style-name="T1015">resources</text:span><text:span text:style-name="T1016">-&gt;</text:span><text:span text:style-name="T1017">i</text:span><text:span text:style-name="T1018">,<text:s/></text:span><text:span text:style-name="T1019">buf</text:span><text:span text:style-name="T1020">,<text:s/></text:span><text:span text:style-name="T1021">data</text:span><text:span text:style-name="T1022">-&gt;</text:span><text:span text:style-name="T1023">resources</text:span><text:span text:style-name="T1024">-&gt;</text:span><text:span text:style-name="T1025">sum</text:span><text:span text:style-name="T1026">);</text:span><text:span text:style-name="T1027"><text:line-break/></text:span><text:span text:style-name="T1028"><text:s text:c="16"/>}</text:span><text:span text:style-name="T1029"><text:line-break/></text:span><text:span text:style-name="T1030"><text:s text:c="16"/>send(</text:span><text:span text:style-name="T1031">data</text:span><text:span text:style-name="T1032">-&gt;</text:span><text:span text:style-name="T1033">socket</text:span><text:span text:style-name="T1034">,<text:s/></text:span><text:span text:style-name="T1035">number</text:span><text:span text:style-name="T1036">,<text:s/></text:span><text:span text:style-name="T1037">strlen(</text:span><text:span text:style-name="T1038">number</text:span><text:span text:style-name="T1039">),<text:s/></text:span><text:span text:style-name="T1040">0</text:span><text:span text:style-name="T1041">);</text:span><text:span text:style-name="T1042"><text:line-break/></text:span><text:span text:style-name="T1043"><text:s text:c="16"/>free(</text:span><text:span text:style-name="T1044">number</text:span><text:span text:style-name="T1045">);</text:span><text:span text:style-name="T1046"><text:line-break/></text:span><text:span text:style-name="T1047"><text:s text:c="12"/>}<text:s/></text:span><text:span text:style-name="T1048">else<text:s/></text:span><text:span text:style-name="T1049">{</text:span><text:span text:style-name="T1050"><text:line-break/></text:span><text:span text:style-name="T1051"><text:s text:c="16"/>++</text:span><text:span text:style-name="T1052">data</text:span><text:span text:style-name="T1053">-&gt;</text:span><text:span text:style-name="T1054">resources</text:span><text:span text:style-name="T1055">-&gt;</text:span><text:span text:style-name="T1056">i</text:span><text:span text:style-name="T1057">;</text:span><text:span text:style-name="T1058"><text:line-break/></text:span><text:span text:style-name="T1059"><text:s text:c="16"/></text:span><text:span text:style-name="T1060">const char<text:s/></text:span><text:span text:style-name="T1061">*</text:span><text:span text:style-name="T1062">warn<text:s/></text:span><text:span text:style-name="T1063">=<text:s/></text:span><text:span text:style-name="T1064">"</text:span><text:span text:style-name="T1065">Некорректный</text:span><text:span text:style-name="T1066"><text:s/></text:span><text:span text:style-name="T1067">ввод</text:span><text:span text:style-name="T1068">!"</text:span><text:span text:style-name="T1069">;</text:span><text:span text:style-name="T1070"><text:line-break/></text:span><text:span text:style-name="T1071"><text:s text:c="16"/>printf(</text:span><text:span text:style-name="T1072">"</text:span><text:span text:style-name="T1073">Клиент</text:span><text:span text:style-name="T1074"><text:s/>%d<text:s/></text:span><text:span text:style-name="T1075">ввёл</text:span><text:span text:style-name="T1076"><text:s/></text:span><text:span text:style-name="T1077">строку</text:span><text:span text:style-name="T1078">: %s</text:span><text:span text:style-name="T1079">\n</text:span><text:span text:style-name="T1080">"</text:span><text:span text:style-name="T1081">,<text:s/></text:span><text:span text:style-name="T1082">data</text:span><text:span text:style-name="T1083">-&gt;</text:span><text:span text:style-name="T1084">resources</text:span><text:span text:style-name="T1085">-&gt;</text:span><text:span text:style-name="T1086">i</text:span><text:span text:style-name="T1087">,<text:s/></text:span><text:span text:style-name="T1088">buf</text:span><text:span text:style-name="T1089">);</text:span><text:span text:style-name="T1090"><text:line-break/></text:span><text:span text:style-name="T1091"><text:s text:c="16"/>send(</text:span><text:span text:style-name="T1092">data</text:span><text:span text:style-name="T1093">-&gt;</text:span><text:span text:style-name="T1094">socket</text:span><text:span text:style-name="T1095">,<text:s/></text:span><text:span text:style-name="T1096">warn</text:span><text:span text:style-name="T1097">, strlen(</text:span><text:span text:style-name="T1098">warn</text:span><text:span text:style-name="T1099">),<text:s/></text:span><text:span text:style-name="T1100">0</text:span><text:span text:style-name="T1101">);</text:span><text:span text:style-name="T1102"><text:line-break/></text:span><text:span text:style-name="T1103"><text:s text:c="12"/>}</text:span><text:span text:style-name="T1104"><text:line-break/></text:span><text:span text:style-name="T1105"><text:s text:c="12"/>sem_post(&amp;</text:span><text:span text:style-name="T1106">data</text:span><text:span text:style-name="T1107">-&gt;</text:span><text:span text:style-name="T1108">resources</text:span><text:span text:style-name="T1109">-&gt;</text:span><text:span text:style-name="T1110">semaphore</text:span><text:span text:style-name="T1111">);</text:span><text:span text:style-name="T1112"><text:line-break/></text:span><text:span text:style-name="T1113"><text:s text:c="8"/>}</text:span><text:span text:style-name="T1114"><text:line-break/></text:span><text:span text:style-name="T1115"><text:s text:c="4"/>}</text:span><text:span text:style-name="T1116"><text:line-break/></text:span><text:span text:style-name="T1117"><text:line-break/></text:span><text:span text:style-name="T1118"><text:s text:c="4"/>close(</text:span><text:span text:style-name="T1119">data</text:span><text:span text:style-name="T1120">-&gt;</text:span><text:span text:style-name="T1121">socket</text:span><text:span text:style-name="T1122">);</text:span><text:span text:style-name="T1123"><text:line-break/></text:span><text:span text:style-name="T1124"><text:s text:c="4"/>free(arg);</text:span><text:span text:style-name="T1125"><text:line-break/></text:span><text:span text:style-name="T1126"><text:s text:c="4"/></text:span><text:span text:style-name="T1127">return<text:s/></text:span><text:span text:style-name="T1128">0</text:span><text:span text:style-name="T1129">;</text:span><text:span text:style-name="T1130"><text:line-break/></text:span><text:span text:style-name="T1131">}</text:span><text:span text:style-name="T1132"><text:line-break/></text:span><text:span text:style-name="T1133"><text:line-break/></text:span><text:span text:style-name="T1134">int<text:s/></text:span><text:span text:style-name="T1135">isNumber</text:span><text:span text:style-name="T1136">(</text:span><text:span text:style-name="T1137">const char<text:s/></text:span><text:span text:style-name="T1138">*input,<text:s/></text:span><text:span text:style-name="T1139">int<text:s/></text:span><text:span text:style-name="T1140">*output) {</text:span><text:span text:style-name="T1141"><text:line-break/></text:span><text:span text:style-name="T1142"><text:s text:c="4"/></text:span><text:span text:style-name="T1143">*output =<text:s/></text:span><text:span text:style-name="T1144">0</text:span><text:span text:style-name="T1145">;</text:span><text:span text:style-name="T1146"><text:line-break/></text:span><text:span text:style-name="T1147"><text:s text:c="4"/></text:span><text:span text:style-name="T1148">int<text:s/></text:span><text:span text:style-name="T1149">n<text:s/></text:span><text:span text:style-name="T1150">= strlen(input),<text:s/></text:span><text:span text:style-name="T1151">first<text:s/></text:span><text:span text:style-name="T1152">=<text:s/></text:span><text:span text:style-name="T1153">0</text:span><text:span text:style-name="T1154">;</text:span><text:span text:style-name="T1155"><text:line-break/></text:span><text:span text:style-name="T1156"><text:s text:c="4"/></text:span><text:span text:style-name="T1157">if</text:span><text:span text:style-name="T1158">(</text:span><text:span text:style-name="T1159">n<text:s/></text:span><text:span text:style-name="T1160">&amp;&amp; input[</text:span><text:span text:style-name="T1161">0</text:span><text:span text:style-name="T1162">] ==<text:s/></text:span><text:span text:style-name="T1163">'-'</text:span><text:span text:style-name="T1164">) {</text:span><text:span text:style-name="T1165"><text:line-break/></text:span><text:span text:style-name="T1166"><text:s text:c="8"/></text:span><text:span text:style-name="T1167">first<text:s/></text:span><text:span text:style-name="T1168">=<text:s/></text:span><text:span text:style-name="T1169">1</text:span><text:span text:style-name="T1170">;</text:span><text:span text:style-name="T1171"><text:line-break/></text:span><text:span text:style-name="T1172"><text:s text:c="4"/>}</text:span><text:span text:style-name="T1173"><text:line-break/></text:span><text:span text:style-name="T1174"><text:s text:c="4"/></text:span><text:span text:style-name="T1175">if<text:s/></text:span><text:span text:style-name="T1176">(</text:span><text:span text:style-name="T1177">n<text:s/></text:span><text:span text:style-name="T1178">==<text:s/></text:span><text:span text:style-name="T1179">first<text:s/></text:span><text:span text:style-name="T1180">+<text:s/></text:span><text:span text:style-name="T1181">1<text:s/></text:span><text:span text:style-name="T1182">&amp;&amp; input[</text:span><text:span text:style-name="T1183">first</text:span><text:span text:style-name="T1184">] ==<text:s/></text:span><text:span text:style-name="T1185">'0'</text:span><text:span text:style-name="T1186">) {</text:span><text:span text:style-name="T1187"><text:line-break/></text:span><text:span text:style-name="T1188"><text:s text:c="8"/></text:span><text:span text:style-name="T1189">return<text:s/></text:span><text:span text:style-name="T1190">1</text:span><text:span text:style-name="T1191">;</text:span><text:span text:style-name="T1192"><text:line-break/></text:span><text:span text:style-name="T1193"><text:s text:c="4"/>}<text:s/></text:span><text:span text:style-name="T1194">else if<text:s/></text:span><text:span text:style-name="T1195">(</text:span><text:span text:style-name="T1196">n<text:s/></text:span><text:span text:style-name="T1197">&lt;=<text:s/></text:span><text:span text:style-name="T1198">first<text:s/></text:span><text:span text:style-name="T1199">|| input[</text:span><text:span text:style-name="T1200">first</text:span><text:span text:style-name="T1201">] &lt;<text:s/></text:span><text:span text:style-name="T1202">'1'<text:s/></text:span><text:span text:style-name="T1203">|| input[</text:span><text:span text:style-name="T1204">first</text:span><text:span text:style-name="T1205">] &gt;<text:s/></text:span><text:span text:style-name="T1206">'9'</text:span><text:span text:style-name="T1207">) {</text:span><text:span text:style-name="T1208"><text:line-break/></text:span><text:span text:style-name="T1209"><text:s text:c="8"/></text:span><text:span text:style-name="T1210">return<text:s/></text:span><text:span text:style-name="T1211">0</text:span><text:span text:style-name="T1212">;</text:span><text:span text:style-name="T1213"><text:line-break/></text:span><text:span text:style-name="T1214"><text:s text:c="4"/>}<text:s/></text:span><text:span text:style-name="T1215">else<text:s/></text:span><text:span text:style-name="T1216">{</text:span><text:span text:style-name="T1217"><text:line-break/></text:span><text:span text:style-name="T1218"><text:s text:c="8"/>*output = input[</text:span><text:span text:style-name="T1219">first</text:span><text:span text:style-name="T1220">] -<text:s/></text:span><text:span text:style-name="T1221">'0'</text:span><text:span text:style-name="T1222">;</text:span><text:span text:style-name="T1223"><text:line-break/></text:span><text:span text:style-name="T1224"><text:s text:c="4"/>}</text:span><text:span text:style-name="T1225"><text:line-break/></text:span><text:span text:style-name="T1226"><text:s text:c="4"/></text:span><text:span text:style-name="T1227">for<text:s/></text:span><text:span text:style-name="T1228">(</text:span><text:span text:style-name="T1229">int<text:s/></text:span><text:span text:style-name="T1230">i<text:s/></text:span><text:span text:style-name="T1231">=<text:s/></text:span><text:span text:style-name="T1232">first<text:s/></text:span><text:span text:style-name="T1233">+<text:s/></text:span><text:span text:style-name="T1234">1</text:span><text:span text:style-name="T1235">;<text:s/></text:span><text:span text:style-name="T1236">i<text:s/></text:span><text:span text:style-name="T1237">&lt;<text:s/></text:span><text:span text:style-name="T1238">n</text:span><text:span text:style-name="T1239">; ++</text:span><text:span text:style-name="T1240">i</text:span><text:span text:style-name="T1241">) {</text:span><text:span text:style-name="T1242"><text:line-break/></text:span><text:span text:style-name="T1243"><text:s text:c="8"/></text:span><text:span text:style-name="T1244">if<text:s/></text:span><text:span text:style-name="T1245">(input[</text:span><text:span text:style-name="T1246">i</text:span><text:span text:style-name="T1247">] &lt;<text:s/></text:span><text:span text:style-name="T1248">'0'<text:s/></text:span><text:span text:style-name="T1249">|| input[</text:span><text:span text:style-name="T1250">i</text:span><text:span text:style-name="T1251">] &gt;<text:s/></text:span><text:span text:style-name="T1252">'9'</text:span><text:span text:style-name="T1253">) {</text:span><text:span text:style-name="T1254"><text:line-break/></text:span><text:span text:style-name="T1255"><text:s text:c="12"/></text:span><text:span text:style-name="T1256">return<text:s/></text:span><text:span text:style-name="T1257">0</text:span><text:span text:style-name="T1258">;</text:span><text:span text:style-name="T1259"><text:line-break/></text:span><text:span text:style-name="T1260"><text:s text:c="8"/>}<text:s/></text:span><text:span text:style-name="T1261">else<text:s/></text:span><text:span text:style-name="T1262">{</text:span><text:span text:style-name="T1263"><text:line-break/></text:span><text:span text:style-name="T1264"><text:s text:c="12"/>*output *=<text:s/></text:span><text:span text:style-name="T1265">10</text:span><text:span text:style-name="T1266">;</text:span><text:span text:style-name="T1267"><text:line-break/></text:span><text:span text:style-name="T1268"><text:s text:c="12"/></text:span><text:span text:style-name="T1269">*output += input[</text:span><text:span text:style-name="T1270">i</text:span><text:span text:style-name="T1271">] -<text:s/></text:span><text:span text:style-name="T1272">'0'</text:span><text:span text:style-name="T1273">;</text:span><text:span text:style-name="T1274"><text:line-break/></text:span><text:span text:style-name="T1275"><text:s text:c="8"/>}</text:span><text:span text:style-name="T1276"><text:line-break/></text:span><text:span text:style-name="T1277"><text:s text:c="4"/>}</text:span><text:span text:style-name="T1278"><text:line-break/></text:span><text:span text:style-name="T1279"><text:s text:c="4"/></text:span><text:span text:style-name="T1280">if<text:s/></text:span><text:span text:style-name="T1281">(</text:span><text:span text:style-name="T1282">first</text:span><text:span text:style-name="T1283">) {</text:span><text:span text:style-name="T1284"><text:line-break/></text:span><text:span text:style-name="T1285"><text:s text:c="8"/>*output = -*output;</text:span><text:span text:style-name="T1286"><text:line-break/></text:span><text:span text:style-name="T1287"><text:s text:c="4"/>}</text:span><text:span text:style-name="T1288"><text:line-break/></text:span><text:span text:style-name="T1289"><text:s text:c="4"/></text:span><text:span text:style-name="T1290">return<text:s/></text:span><text:span text:style-name="T1291">1</text:span><text:span text:style-name="T1292">;</text:span><text:span text:style-name="T1293"><text:line-break/></text:span><text:span text:style-name="T1294">}</text:span><text:span text:style-name="T1295"><text:line-break/></text:span><text:soft-page-break/><text:span text:style-name="T1296"><text:line-break/></text:span><text:span text:style-name="T1297">char<text:s/></text:span><text:span text:style-name="T1298">*</text:span><text:span text:style-name="T1299">numberToString</text:span><text:span text:style-name="T1300">(</text:span><text:span text:style-name="T1301">int<text:s/></text:span><text:span text:style-name="T1302">number) {</text:span><text:span text:style-name="T1303"><text:line-break/></text:span><text:span text:style-name="T1304"><text:s text:c="4"/></text:span><text:span text:style-name="T1305">char<text:s/></text:span><text:span text:style-name="T1306">*</text:span><text:span text:style-name="T1307">numberArray</text:span><text:span text:style-name="T1308">;</text:span><text:span text:style-name="T1309"><text:line-break/></text:span><text:span text:style-name="T1310"><text:s text:c="4"/></text:span><text:span text:style-name="T1311">if<text:s/></text:span><text:span text:style-name="T1312">(number ==<text:s/></text:span><text:span text:style-name="T1313">0</text:span><text:span text:style-name="T1314">) {</text:span><text:span text:style-name="T1315"><text:line-break/></text:span><text:span text:style-name="T1316"><text:s text:c="8"/></text:span><text:span text:style-name="T1317">numberArray<text:s/></text:span><text:span text:style-name="T1318">= malloc(</text:span><text:span text:style-name="T1319">2<text:s/></text:span><text:span text:style-name="T1320">*<text:s/></text:span><text:span text:style-name="T1321">sizeof</text:span><text:span text:style-name="T1322">(</text:span><text:span text:style-name="T1323">char</text:span><text:span text:style-name="T1324">));</text:span><text:span text:style-name="T1325"><text:line-break/></text:span><text:span text:style-name="T1326"><text:s text:c="8"/></text:span><text:span text:style-name="T1327">numberArray</text:span><text:span text:style-name="T1328">[</text:span><text:span text:style-name="T1329">0</text:span><text:span text:style-name="T1330">] =<text:s/></text:span><text:span text:style-name="T1331">'0'</text:span><text:span text:style-name="T1332">;</text:span><text:span text:style-name="T1333"><text:line-break/></text:span><text:span text:style-name="T1334"><text:s text:c="8"/></text:span><text:span text:style-name="T1335">numberArray</text:span><text:span text:style-name="T1336">[</text:span><text:span text:style-name="T1337">1</text:span><text:span text:style-name="T1338">] =<text:s/></text:span><text:span text:style-name="T1339">'</text:span><text:span text:style-name="T1340">\0</text:span><text:span text:style-name="T1341">'</text:span><text:span text:style-name="T1342">;</text:span><text:span text:style-name="T1343"><text:line-break/></text:span><text:span text:style-name="T1344"><text:s text:c="8"/></text:span><text:span text:style-name="T1345">return<text:s/></text:span><text:span text:style-name="T1346">numberArray</text:span><text:span text:style-name="T1347">;</text:span><text:span text:style-name="T1348"><text:line-break/></text:span><text:span text:style-name="T1349"><text:s text:c="4"/>}</text:span><text:span text:style-name="T1350"><text:line-break/></text:span><text:span text:style-name="T1351"><text:s text:c="4"/></text:span><text:span text:style-name="T1352">int<text:s/></text:span><text:span text:style-name="T1353">i</text:span><text:span text:style-name="T1354">,<text:s/></text:span><text:span text:style-name="T1355">first</text:span><text:span text:style-name="T1356">;</text:span><text:span text:style-name="T1357"><text:line-break/></text:span><text:span text:style-name="T1358"><text:s text:c="4"/></text:span><text:span text:style-name="T1359">if<text:s/></text:span><text:span text:style-name="T1360">(number &lt;<text:s/></text:span><text:span text:style-name="T1361">0</text:span><text:span text:style-name="T1362">) {</text:span><text:span text:style-name="T1363"><text:line-break/></text:span><text:span text:style-name="T1364"><text:s text:c="8"/></text:span><text:span text:style-name="T1365">first<text:s/></text:span><text:span text:style-name="T1366">=<text:s/></text:span><text:span text:style-name="T1367">1</text:span><text:span text:style-name="T1368">;</text:span><text:span text:style-name="T1369"><text:line-break/></text:span><text:span text:style-name="T1370"><text:s text:c="8"/>number = -number;</text:span><text:span text:style-name="T1371"><text:line-break/></text:span><text:span text:style-name="T1372"><text:s text:c="4"/>}<text:s/></text:span><text:span text:style-name="T1373">else<text:s/></text:span><text:span text:style-name="T1374">{</text:span><text:span text:style-name="T1375"><text:line-break/></text:span><text:span text:style-name="T1376"><text:s text:c="8"/></text:span><text:span text:style-name="T1377">first<text:s/></text:span><text:span text:style-name="T1378">=<text:s/></text:span><text:span text:style-name="T1379">0</text:span><text:span text:style-name="T1380">;</text:span><text:span text:style-name="T1381"><text:line-break/></text:span><text:span text:style-name="T1382"><text:s text:c="4"/>}</text:span><text:span text:style-name="T1383"><text:line-break/></text:span><text:span text:style-name="T1384"><text:s text:c="4"/></text:span><text:span text:style-name="T1385">int<text:s/></text:span><text:span text:style-name="T1386">n<text:s/></text:span><text:span text:style-name="T1387">= (</text:span><text:span text:style-name="T1388">int</text:span><text:span text:style-name="T1389">)log10((</text:span><text:span text:style-name="T1390">double</text:span><text:span text:style-name="T1391">)number) +<text:s/></text:span><text:span text:style-name="T1392">first<text:s/></text:span><text:span text:style-name="T1393">+<text:s/></text:span><text:span text:style-name="T1394">1</text:span><text:span text:style-name="T1395">;</text:span><text:span text:style-name="T1396"><text:line-break/></text:span><text:span text:style-name="T1397"><text:s text:c="4"/></text:span><text:span text:style-name="T1398">numberArray<text:s/></text:span><text:span text:style-name="T1399">= calloc(</text:span><text:span text:style-name="T1400">n<text:s/></text:span><text:span text:style-name="T1401">+<text:s/></text:span><text:span text:style-name="T1402">first<text:s/></text:span><text:span text:style-name="T1403">+<text:s/></text:span><text:span text:style-name="T1404">1</text:span><text:span text:style-name="T1405">,<text:s/></text:span><text:span text:style-name="T1406">sizeof</text:span><text:span text:style-name="T1407">(</text:span><text:span text:style-name="T1408">char</text:span><text:span text:style-name="T1409">));</text:span><text:span text:style-name="T1410"><text:line-break/></text:span><text:span text:style-name="T1411"><text:s text:c="4"/></text:span><text:span text:style-name="T1412">for<text:s/></text:span><text:span text:style-name="T1413">(</text:span><text:span text:style-name="T1414">i<text:s/></text:span><text:span text:style-name="T1415">=<text:s/></text:span><text:span text:style-name="T1416">n<text:s/></text:span><text:span text:style-name="T1417">-<text:s/></text:span><text:span text:style-name="T1418">1</text:span><text:span text:style-name="T1419">;<text:s/></text:span><text:span text:style-name="T1420">i<text:s/></text:span><text:span text:style-name="T1421">&gt;=<text:s/></text:span><text:span text:style-name="T1422">first</text:span><text:span text:style-name="T1423">; --</text:span><text:span text:style-name="T1424">i</text:span><text:span text:style-name="T1425">, number /=<text:s/></text:span><text:span text:style-name="T1426">10</text:span><text:span text:style-name="T1427">) {</text:span><text:span text:style-name="T1428"><text:line-break/></text:span><text:span text:style-name="T1429"><text:s text:c="8"/></text:span><text:span text:style-name="T1430">numberArray</text:span><text:span text:style-name="T1431">[</text:span><text:span text:style-name="T1432">i</text:span><text:span text:style-name="T1433">] = (</text:span><text:span text:style-name="T1434">char</text:span><text:span text:style-name="T1435">)((number %<text:s/></text:span><text:span text:style-name="T1436">10</text:span><text:span text:style-name="T1437">) +<text:s/></text:span><text:span text:style-name="T1438">'0'</text:span><text:span text:style-name="T1439">);</text:span><text:span text:style-name="T1440"><text:line-break/></text:span><text:span text:style-name="T1441"><text:s text:c="4"/>}</text:span><text:span text:style-name="T1442"><text:line-break/></text:span><text:span text:style-name="T1443"><text:s text:c="4"/></text:span><text:span text:style-name="T1444">if<text:s/></text:span><text:span text:style-name="T1445">(</text:span><text:span text:style-name="T1446">first</text:span><text:span text:style-name="T1447">) {</text:span><text:span text:style-name="T1448"><text:line-break/></text:span><text:span text:style-name="T1449"><text:s text:c="8"/></text:span><text:span text:style-name="T1450">numberArray</text:span><text:span text:style-name="T1451">[</text:span><text:span text:style-name="T1452">0</text:span><text:span text:style-name="T1453">] =<text:s/></text:span><text:span text:style-name="T1454">'-'</text:span><text:span text:style-name="T1455">;</text:span><text:span text:style-name="T1456"><text:line-break/></text:span><text:span text:style-name="T1457"><text:s text:c="4"/>}</text:span><text:span text:style-name="T1458"><text:line-break/></text:span><text:span text:style-name="T1459"><text:s text:c="4"/></text:span><text:span text:style-name="T1460">numberArray</text:span><text:span text:style-name="T1461">[</text:span><text:span text:style-name="T1462">n</text:span><text:span text:style-name="T1463">] =<text:s/></text:span><text:span text:style-name="T1464">'</text:span><text:span text:style-name="T1465">\0</text:span><text:span text:style-name="T1466">'</text:span><text:span text:style-name="T1467">;</text:span><text:span text:style-name="T1468"><text:line-break/></text:span><text:span text:style-name="T1469"><text:s text:c="4"/></text:span><text:span text:style-name="T1470">return<text:s/></text:span><text:span text:style-name="T1471">numberArray</text:span><text:span text:style-name="T1472">;</text:span><text:span text:style-name="T1473"><text:line-break/></text:span><text:span text:style-name="T1474">}</text:span></text:p>
      <text:p text:style-name="P1475"><text:line-break/></text:p>
      <text:soft-page-break/>
      <text:p text:style-name="P1476">Приложение В</text:p>
      <text:p text:style-name="P1477"/>
      <text:p text:style-name="P1478"><text:span text:style-name="T1479">Листинг</text:span><text:span text:style-name="T1480"><text:s/></text:span><text:span text:style-name="T1481">файла</text:span><text:span text:style-name="T1482"><text:s/></text:span><text:span text:style-name="T1483">main</text:span><text:span text:style-name="T1484">_</text:span><text:span text:style-name="T1485">client</text:span><text:span text:style-name="T1486">.</text:span><text:span text:style-name="T1487">c</text:span><text:span text:style-name="T1488">:</text:span></text:p>
      <text:p text:style-name="P1489"><text:span text:style-name="T1490">#include<text:s/></text:span><text:span text:style-name="T1491">&lt;client.h&gt;</text:span><text:span text:style-name="T1492"><text:line-break/></text:span><text:span text:style-name="T1493"><text:line-break/></text:span><text:span text:style-name="T1494">int<text:s/></text:span><text:span text:style-name="T1495">main</text:span><text:span text:style-name="T1496">() {</text:span><text:span text:style-name="T1497"><text:line-break/></text:span><text:span text:style-name="T1498"><text:s text:c="4"/>client_run();</text:span><text:span text:style-name="T1499"><text:line-break/></text:span><text:span text:style-name="T1500"><text:s text:c="4"/></text:span><text:span text:style-name="T1501">return<text:s/></text:span><text:span text:style-name="T1502">0</text:span><text:span text:style-name="T1503">;</text:span><text:span text:style-name="T1504"><text:line-break/></text:span><text:span text:style-name="T1505">}</text:span></text:p>
      <text:p text:style-name="P1506"/>
      <text:p text:style-name="P1507"><text:span text:style-name="T1508">Листинг</text:span><text:span text:style-name="T1509"><text:s/></text:span><text:span text:style-name="T1510">файла</text:span><text:span text:style-name="T1511"><text:s/>main_server.c:</text:span></text:p>
      <text:p text:style-name="P1512"><text:span text:style-name="T1513">#include<text:s/></text:span><text:span text:style-name="T1514">&lt;server.h&gt;</text:span><text:span text:style-name="T1515"><text:line-break/></text:span><text:span text:style-name="T1516"><text:line-break/></text:span><text:span text:style-name="T1517">int<text:s/></text:span><text:span text:style-name="T1518">main</text:span><text:span text:style-name="T1519">() {</text:span><text:span text:style-name="T1520"><text:line-break/></text:span><text:span text:style-name="T1521"><text:s text:c="4"/>server_run(</text:span><text:span text:style-name="T1522">1</text:span><text:span text:style-name="T1523">);</text:span><text:span text:style-name="T1524"><text:line-break/></text:span><text:span text:style-name="T1525"><text:s text:c="4"/></text:span><text:span text:style-name="T1526">return<text:s/></text:span><text:span text:style-name="T1527">0</text:span><text:span text:style-name="T1528">;</text:span><text:span text:style-name="T1529"><text:line-break/></text:span><text:span text:style-name="T1530">}</text:span></text:p>
      <text:p text:style-name="P1531"/>
      <text:p text:style-name="P1532"><text:span text:style-name="T1533">Листинг</text:span><text:span text:style-name="T1534"><text:s/></text:span><text:span text:style-name="T1535">файла</text:span><text:span text:style-name="T1536"><text:s/>main_work.c:</text:span></text:p>
      <text:p text:style-name="P1537"><text:span text:style-name="T1538">#include<text:s/></text:span><text:span text:style-name="T1539">&lt;stdio.h&gt;</text:span><text:span text:style-name="T1540"><text:line-break/></text:span><text:span text:style-name="T1541">#include<text:s/></text:span><text:span text:style-name="T1542">&lt;unistd.h&gt;</text:span><text:span text:style-name="T1543"><text:line-break/></text:span><text:span text:style-name="T1544">#include<text:s/></text:span><text:span text:style-name="T1545">&lt;pthread.h&gt;</text:span><text:span text:style-name="T1546"><text:line-break/></text:span><text:span text:style-name="T1547"><text:line-break/></text:span><text:span text:style-name="T1548">#include<text:s/></text:span><text:span text:style-name="T1549">"server.h"</text:span><text:span text:style-name="T1550"><text:line-break/></text:span><text:span text:style-name="T1551">#include<text:s/></text:span><text:span text:style-name="T1552">"client.h"</text:span><text:span text:style-name="T1553"><text:line-break/></text:span><text:span text:style-name="T1554"><text:line-break/></text:span><text:span text:style-name="T1555">void<text:s/></text:span><text:span text:style-name="T1556">*</text:span><text:span text:style-name="T1557">server_thread</text:span><text:span text:style-name="T1558">(</text:span><text:span text:style-name="T1559">void<text:s/></text:span><text:span text:style-name="T1560">*arg);</text:span><text:span text:style-name="T1561"><text:line-break/></text:span><text:span text:style-name="T1562">void<text:s/></text:span><text:span text:style-name="T1563">*</text:span><text:span text:style-name="T1564">client_thread</text:span><text:span text:style-name="T1565">(</text:span><text:span text:style-name="T1566">void<text:s/></text:span><text:span text:style-name="T1567">*arg);</text:span><text:span text:style-name="T1568"><text:line-break/></text:span><text:span text:style-name="T1569"><text:line-break/></text:span><text:span text:style-name="T1570">int<text:s/></text:span><text:span text:style-name="T1571">main</text:span><text:span text:style-name="T1572">() {</text:span><text:span text:style-name="T1573"><text:line-break/></text:span><text:span text:style-name="T1574"><text:s text:c="4"/></text:span><text:span text:style-name="T1575">int<text:s/></text:span><text:span text:style-name="T1576">connections<text:s/></text:span><text:span text:style-name="T1577">=<text:s/></text:span><text:span text:style-name="T1578">0</text:span><text:span text:style-name="T1579">;</text:span><text:span text:style-name="T1580"><text:line-break/></text:span><text:span text:style-name="T1581"><text:s text:c="4"/></text:span><text:span text:style-name="T1582">pthread_t<text:s/></text:span><text:span text:style-name="T1583">server</text:span><text:span text:style-name="T1584">,<text:s/></text:span><text:span text:style-name="T1585">client</text:span><text:span text:style-name="T1586">;</text:span><text:span text:style-name="T1587"><text:line-break/></text:span><text:span text:style-name="T1588"><text:s text:c="4"/></text:span><text:span text:style-name="T1589">if</text:span><text:span text:style-name="T1590">(pthread_create(&amp;</text:span><text:span text:style-name="T1591">server</text:span><text:span text:style-name="T1592">,<text:s/></text:span><text:span text:style-name="T1593">NULL</text:span><text:span text:style-name="T1594">, &amp;server_thread,<text:s/></text:span><text:span text:style-name="T1595">NULL</text:span><text:span text:style-name="T1596">)) {</text:span><text:span text:style-name="T1597"><text:line-break/></text:span><text:span text:style-name="T1598"><text:s text:c="8"/></text:span><text:span text:style-name="T1599">return<text:s/></text:span><text:span text:style-name="T1600">-</text:span><text:span text:style-name="T1601">1</text:span><text:span text:style-name="T1602">;</text:span><text:span text:style-name="T1603"><text:line-break/></text:span><text:span text:style-name="T1604"><text:s text:c="4"/>}</text:span><text:span text:style-name="T1605"><text:line-break/></text:span><text:span text:style-name="T1606"><text:s text:c="4"/></text:span><text:span text:style-name="T1607">if</text:span><text:span text:style-name="T1608">(pthread_create(&amp;</text:span><text:span text:style-name="T1609">client</text:span><text:span text:style-name="T1610">,<text:s/></text:span><text:span text:style-name="T1611">NULL</text:span><text:span text:style-name="T1612">, &amp;client_thread, &amp;</text:span><text:span text:style-name="T1613">connections</text:span><text:span text:style-name="T1614">)) {</text:span><text:span text:style-name="T1615"><text:line-break/></text:span><text:span text:style-name="T1616"><text:s text:c="8"/></text:span><text:span text:style-name="T1617">return<text:s/></text:span><text:span text:style-name="T1618">-</text:span><text:span text:style-name="T1619">1</text:span><text:span text:style-name="T1620">;</text:span><text:span text:style-name="T1621"><text:line-break/></text:span><text:span text:style-name="T1622"><text:s text:c="4"/>}</text:span><text:span text:style-name="T1623"><text:line-break/></text:span><text:span text:style-name="T1624"><text:s text:c="4"/></text:span><text:span text:style-name="T1625">do<text:s/></text:span><text:span text:style-name="T1626">{</text:span><text:span text:style-name="T1627"><text:line-break/></text:span><text:span text:style-name="T1628"><text:s text:c="8"/></text:span><text:span text:style-name="T1629">if</text:span><text:span text:style-name="T1630">(!</text:span><text:span text:style-name="T1631">connections</text:span><text:span text:style-name="T1632">) {</text:span><text:span text:style-name="T1633"><text:line-break/></text:span><text:span text:style-name="T1634"><text:s text:c="12"/>printf(</text:span><text:span text:style-name="T1635">"</text:span><text:span text:style-name="T1636">Введите</text:span><text:span text:style-name="T1637"><text:s/></text:span><text:span text:style-name="T1638">число</text:span><text:span text:style-name="T1639"><text:s/></text:span><text:span text:style-name="T1640">подключений</text:span><text:span text:style-name="T1641"><text:s/>(</text:span><text:span text:style-name="T1642">отрицательное</text:span><text:span text:style-name="T1643"><text:s/></text:span><text:span text:style-name="T1644">число</text:span><text:span text:style-name="T1645"><text:s/>-<text:s/></text:span><text:span text:style-name="T1646">выход</text:span><text:span text:style-name="T1647">): "</text:span><text:span text:style-name="T1648">);</text:span><text:span text:style-name="T1649"><text:line-break/></text:span><text:span text:style-name="T1650"><text:s text:c="12"/>scanf(</text:span><text:span text:style-name="T1651">"%d"</text:span><text:span text:style-name="T1652">, &amp;</text:span><text:span text:style-name="T1653">connections</text:span><text:span text:style-name="T1654">);</text:span><text:span text:style-name="T1655"><text:line-break/></text:span><text:span text:style-name="T1656"><text:s text:c="12"/>getchar();</text:span><text:span text:style-name="T1657"><text:line-break/></text:span><text:span text:style-name="T1658"><text:s text:c="8"/>}<text:s/></text:span><text:span text:style-name="T1659">else<text:s/></text:span><text:span text:style-name="T1660">{</text:span><text:span text:style-name="T1661"><text:line-break/></text:span><text:span text:style-name="T1662"><text:s text:c="12"/>usleep(</text:span><text:span text:style-name="T1663">100</text:span><text:span text:style-name="T1664">);</text:span><text:span text:style-name="T1665"><text:line-break/></text:span><text:span text:style-name="T1666"><text:s text:c="8"/>}</text:span><text:span text:style-name="T1667"><text:line-break/></text:span><text:span text:style-name="T1668"><text:s text:c="4"/>}<text:s/></text:span><text:span text:style-name="T1669">while<text:s/></text:span><text:span text:style-name="T1670">(</text:span><text:span text:style-name="T1671">connections<text:s/></text:span><text:span text:style-name="T1672">&gt;=<text:s/></text:span><text:span text:style-name="T1673">0</text:span><text:span text:style-name="T1674">);</text:span><text:span text:style-name="T1675"><text:line-break/></text:span><text:span text:style-name="T1676"><text:s text:c="4"/></text:span><text:span text:style-name="T1677">pthread_join(</text:span><text:span text:style-name="T1678">client</text:span><text:span text:style-name="T1679">,<text:s/></text:span><text:span text:style-name="T1680">NULL</text:span><text:span text:style-name="T1681">);</text:span><text:span text:style-name="T1682"><text:line-break/></text:span><text:span text:style-name="T1683"><text:s text:c="4"/></text:span><text:span text:style-name="T1684">return<text:s/></text:span><text:span text:style-name="T1685">0</text:span><text:span text:style-name="T1686">;</text:span><text:span text:style-name="T1687"><text:line-break/></text:span><text:span text:style-name="T1688">}</text:span><text:span text:style-name="T1689"><text:line-break/></text:span><text:span text:style-name="T1690"><text:line-break/></text:span><text:span text:style-name="T1691">int<text:s/></text:span><text:span text:style-name="T1692">predicate</text:span><text:span text:style-name="T1693">(</text:span><text:span text:style-name="T1694">void<text:s/></text:span><text:span text:style-name="T1695">*arg) {</text:span><text:span text:style-name="T1696"><text:line-break/></text:span><text:span text:style-name="T1697"><text:s text:c="4"/></text:span><text:span text:style-name="T1698">return<text:s/></text:span><text:span text:style-name="T1699">*((</text:span><text:span text:style-name="T1700">int</text:span><text:span text:style-name="T1701">*)arg) &gt;=<text:s/></text:span><text:span text:style-name="T1702">0</text:span><text:span text:style-name="T1703">;</text:span><text:span text:style-name="T1704"><text:line-break/></text:span><text:span text:style-name="T1705">}</text:span><text:span text:style-name="T1706"><text:line-break/></text:span><text:span text:style-name="T1707"><text:line-break/></text:span><text:span text:style-name="T1708">void<text:s/></text:span><text:span text:style-name="T1709">*</text:span><text:span text:style-name="T1710">server_thread</text:span><text:span text:style-name="T1711">(</text:span><text:span text:style-name="T1712">void<text:s/></text:span><text:span text:style-name="T1713">*arg) {</text:span><text:span text:style-name="T1714"><text:line-break/></text:span><text:span text:style-name="T1715"><text:s text:c="4"/>server_run(</text:span><text:span text:style-name="T1716">0</text:span><text:span text:style-name="T1717">);</text:span><text:span text:style-name="T1718"><text:line-break/></text:span><text:span text:style-name="T1719"><text:s text:c="4"/>pthread_exit(</text:span><text:span text:style-name="T1720">NULL</text:span><text:span text:style-name="T1721">);</text:span><text:span text:style-name="T1722"><text:line-break/></text:span><text:soft-page-break/><text:span text:style-name="T1723">}</text:span><text:span text:style-name="T1724"><text:line-break/></text:span><text:span text:style-name="T1725"><text:line-break/></text:span><text:span text:style-name="T1726">void<text:s/></text:span><text:span text:style-name="T1727">*</text:span><text:span text:style-name="T1728">client_thread</text:span><text:span text:style-name="T1729">(</text:span><text:span text:style-name="T1730">void<text:s/></text:span><text:span text:style-name="T1731">*arg) {</text:span><text:span text:style-name="T1732"><text:line-break/></text:span><text:span text:style-name="T1733"><text:s text:c="4"/></text:span><text:span text:style-name="T1734">int<text:s/></text:span><text:span text:style-name="T1735">*</text:span><text:span text:style-name="T1736">connections<text:s/></text:span><text:span text:style-name="T1737">= (</text:span><text:span text:style-name="T1738">int</text:span><text:span text:style-name="T1739">*)arg;</text:span><text:span text:style-name="T1740"><text:line-break/></text:span><text:span text:style-name="T1741"><text:s text:c="4"/></text:span><text:span text:style-name="T1742">while</text:span><text:span text:style-name="T1743">(*</text:span><text:span text:style-name="T1744">connections<text:s/></text:span><text:span text:style-name="T1745">&gt;=<text:s/></text:span><text:span text:style-name="T1746">0</text:span><text:span text:style-name="T1747">) {</text:span><text:span text:style-name="T1748"><text:line-break/></text:span><text:span text:style-name="T1749"><text:s text:c="8"/></text:span><text:span text:style-name="T1750">if<text:s/></text:span><text:span text:style-name="T1751">(*</text:span><text:span text:style-name="T1752">connections<text:s/></text:span><text:span text:style-name="T1753">&gt;<text:s/></text:span><text:span text:style-name="T1754">0</text:span><text:span text:style-name="T1755">) {</text:span><text:span text:style-name="T1756"><text:line-break/></text:span><text:span text:style-name="T1757"><text:s text:c="12"/>client_run();</text:span><text:span text:style-name="T1758"><text:line-break/></text:span><text:span text:style-name="T1759"><text:s text:c="12"/>--*</text:span><text:span text:style-name="T1760">connections</text:span><text:span text:style-name="T1761">;</text:span><text:span text:style-name="T1762"><text:line-break/></text:span><text:span text:style-name="T1763"><text:s text:c="8"/>}<text:s/></text:span><text:span text:style-name="T1764">else<text:s/></text:span><text:span text:style-name="T1765">{</text:span><text:span text:style-name="T1766"><text:line-break/></text:span><text:span text:style-name="T1767"><text:s text:c="12"/>usleep(</text:span><text:span text:style-name="T1768">100</text:span><text:span text:style-name="T1769">);</text:span><text:span text:style-name="T1770"><text:line-break/></text:span><text:span text:style-name="T1771"><text:s text:c="8"/>}</text:span><text:span text:style-name="T1772"><text:line-break/></text:span><text:span text:style-name="T1773"><text:s text:c="4"/>}</text:span><text:span text:style-name="T1774"><text:line-break/></text:span><text:span text:style-name="T1775"><text:s text:c="4"/>pthread_exit(</text:span><text:span text:style-name="T1776">NULL</text:span><text:span text:style-name="T1777">);</text:span><text:span text:style-name="T1778"><text:line-break/></text:span><text:span text:style-name="T1779">}</text:span><text:span text:style-name="T1780"><text:line-break/></text:span></text:p>
      <text:p text:style-name="P17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OpenSymbol" style:font-name-complex="Open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OpenSymbol" style:font-name-complex="Open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3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darian</dc:creator>
    <meta:creation-date>2021-11-12T11:53:00Z</meta:creation-date>
    <dc:date>2021-11-30T09:24:00Z</dc:date>
    <meta:template xlink:href="Normal.dotm" xlink:type="simple"/>
    <meta:editing-cycles>6</meta:editing-cycles>
    <meta:editing-duration>PT1020S</meta:editing-duration>
    <meta:document-statistic meta:page-count="14" meta:paragraph-count="20" meta:word-count="1509" meta:character-count="10091" meta:row-count="71" meta:non-whitespace-character-count="8602"/>
  </office:meta>
</office:document-meta>
</file>